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2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4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5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6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7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23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27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9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37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39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40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1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2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5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8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9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0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1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2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3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4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5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6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7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8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59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0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1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2" style:family="graphic" style:parent-style-name="standard" style:list-style-name="L2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2e0ae"/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loext:graphic-properties draw:fill-color="#f8aa97"/>
      <style:paragraph-properties fo:text-align="center"/>
    </style:style>
    <style:style style:name="P4" style:family="paragraph">
      <loext:graphic-properties draw:fill-color="#c7a0c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aaad"/>
      <style:paragraph-properties fo:text-align="center"/>
    </style:style>
    <style:style style:name="P7" style:family="paragraph">
      <loext:graphic-properties draw:fill="none" draw:fill-color="#ffffff"/>
      <style:text-properties style:font-name="Abyssinica SIL"/>
    </style:style>
    <style:style style:name="P8" style:family="paragraph">
      <loext:graphic-properties draw:fill="none" draw:fill-color="#ffffff"/>
      <style:text-properties style:font-name="Gillius ADF Con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2b511a"/>
      <style:paragraph-properties fo:text-align="center"/>
    </style:style>
    <style:style style:name="P11" style:family="paragraph">
      <loext:graphic-properties draw:fill-color="#6a1816"/>
      <style:paragraph-properties fo:text-align="center"/>
    </style:style>
    <style:style style:name="P12" style:family="paragraph">
      <loext:graphic-properties draw:fill="none" draw:fill-color="#ffffff"/>
      <style:text-properties fo:color="#2b511a" style:font-name="Abyssinica SIL"/>
    </style:style>
    <style:style style:name="P13" style:family="paragraph">
      <loext:graphic-properties draw:fill="none" draw:fill-color="#ffffff"/>
      <style:text-properties fo:color="#6a1816" style:font-name="Abyssinica SIL"/>
    </style:style>
    <style:style style:name="P14" style:family="paragraph">
      <loext:graphic-properties draw:fill-color="#610506"/>
      <style:paragraph-properties fo:text-align="center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610506"/>
      <style:paragraph-properties fo:text-align="center"/>
      <style:text-properties style:font-name="Abyssinica SIL"/>
    </style:style>
    <style:style style:name="P18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19" style:family="paragraph">
      <loext:graphic-properties draw:fill-color="#00aaad"/>
      <style:paragraph-properties fo:text-align="center"/>
      <style:text-properties style:font-name="Abyssinica SIL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-color="#f04e4d"/>
      <style:paragraph-properties fo:text-align="center"/>
      <style:text-properties style:font-name="Abyssinica SIL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4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25" style:family="paragraph">
      <loext:graphic-properties draw:fill-color="#ffffff" draw:opacity="63%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Gillius ADF Cond" style:font-name-asian="Liberation Sans1" style:font-name-complex="Liberation Sans1"/>
    </style:style>
    <style:style style:name="T4" style:family="text">
      <style:text-properties fo:color="#2b511a" style:font-name="Abyssinica SIL"/>
    </style:style>
    <style:style style:name="T5" style:family="text">
      <style:text-properties fo:color="#2b511a" style:text-position="-33% 58%" style:font-name="Abyssinica SIL"/>
    </style:style>
    <style:style style:name="T6" style:family="text">
      <style:text-properties fo:color="#6a1816" style:font-name="Abyssinica SIL"/>
    </style:style>
    <style:style style:name="T7" style:family="text">
      <style:text-properties fo:color="#6a1816" style:text-position="-33% 58%" style:font-name="Abyssinica SIL"/>
    </style:style>
    <style:style style:name="T8" style:family="text">
      <style:text-properties style:font-name="Abyssinica SIL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0" style:family="text">
      <style:text-properties fo:color="#ffffff" style:font-name="Abyssinica SIL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2" style:family="text">
      <style:text-properties style:font-name="Abyssinica SIL" fo:font-size="3.59999990463257pt" style:font-size-asian="3.59999990463257pt" style:font-size-complex="3.59999990463257pt"/>
    </style:style>
    <style:style style:name="T13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14" style:family="text">
      <style:text-properties style:font-name="Abyssinica SIL" fo:font-size="2.09999990463257pt" style:font-size-asian="2.09999990463257pt" style:font-size-complex="2.0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style:text-position="-33% 58%" style:font-name="Abyssinica SIL" fo:font-size="3.59999990463257pt" style:font-size-asian="3.59999990463257pt" style:font-size-complex="3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8cm" svg:height="10.6cm" svg:x="2.601cm" svg:y="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211cm" svg:height="4.7cm" svg:x="3.001cm" svg:y="3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774cm" svg:height="1.764cm" svg:x="3.338cm" svg:y="4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774cm" svg:height="1.764cm" svg:x="3.338cm" svg:y="6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211cm" svg:height="4.7cm" svg:x="3.001cm" svg:y="8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774cm" svg:height="1.843cm" svg:x="3.338cm" svg:y="9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5.766cm" svg:height="1.842cm" svg:x="3.338cm" svg:y="11.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11.888cm" svg:y="9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11.888cm" svg:y="11.5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3.488cm" svg:y="9.3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3.488cm" svg:y="11.5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11.888cm" svg:y="4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11.888cm" svg:y="6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3.488cm" svg:y="4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44cm" svg:height="1.6cm" svg:x="3.488cm" svg:y="6.6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201cm" svg:y1="12.001cm" svg:x2="3.601cm" svg:y2="12.001cm">
          <text:p/>
        </draw:line>
        <draw:line draw:style-name="gr8" draw:text-style-name="P5" draw:layer="layout" svg:x1="2.401cm" svg:y1="12.706cm" svg:x2="3.601cm" svg:y2="12.706cm">
          <text:p/>
        </draw:line>
        <draw:line draw:style-name="gr7" draw:text-style-name="P5" draw:layer="layout" svg:x1="5.001cm" svg:y1="12.001cm" svg:x2="6.001cm" svg:y2="12.001cm">
          <text:p/>
        </draw:line>
        <draw:line draw:style-name="gr8" draw:text-style-name="P5" draw:layer="layout" svg:x1="5.001cm" svg:y1="12.706cm" svg:x2="6.001cm" svg:y2="12.706cm">
          <text:p/>
        </draw:line>
        <draw:line draw:style-name="gr7" draw:text-style-name="P5" draw:layer="layout" svg:x1="7.401cm" svg:y1="12.001cm" svg:x2="8.401cm" svg:y2="12.001cm">
          <text:p/>
        </draw:line>
        <draw:line draw:style-name="gr8" draw:text-style-name="P5" draw:layer="layout" svg:x1="7.401cm" svg:y1="12.706cm" svg:x2="8.401cm" svg:y2="12.706cm">
          <text:p/>
        </draw:line>
        <draw:line draw:style-name="gr7" draw:text-style-name="P5" draw:layer="layout" svg:x1="10.843cm" svg:y1="12.001cm" svg:x2="12.001cm" svg:y2="12.001cm">
          <text:p/>
        </draw:line>
        <draw:line draw:style-name="gr8" draw:text-style-name="P5" draw:layer="layout" svg:x1="9.801cm" svg:y1="12.706cm" svg:x2="12.001cm" svg:y2="12.706cm">
          <text:p/>
        </draw:line>
        <draw:line draw:style-name="gr7" draw:text-style-name="P5" draw:layer="layout" svg:x1="13.401cm" svg:y1="12.001cm" svg:x2="14.401cm" svg:y2="12.001cm">
          <text:p/>
        </draw:line>
        <draw:line draw:style-name="gr8" draw:text-style-name="P5" draw:layer="layout" svg:x1="13.401cm" svg:y1="12.706cm" svg:x2="14.401cm" svg:y2="12.706cm">
          <text:p/>
        </draw:line>
        <draw:line draw:style-name="gr7" draw:text-style-name="P5" draw:layer="layout" svg:x1="15.801cm" svg:y1="12.001cm" svg:x2="16.801cm" svg:y2="12.001cm">
          <text:p/>
        </draw:line>
        <draw:line draw:style-name="gr8" draw:text-style-name="P5" draw:layer="layout" svg:x1="15.801cm" svg:y1="12.706cm" svg:x2="16.801cm" svg:y2="12.706cm">
          <text:p/>
        </draw:line>
        <draw:line draw:style-name="gr9" draw:text-style-name="P5" draw:layer="layout" svg:x1="10.843cm" svg:y1="11.239cm" svg:x2="10.843cm" svg:y2="12.001cm">
          <text:p/>
        </draw:line>
        <draw:line draw:style-name="gr9" draw:text-style-name="P5" draw:layer="layout" svg:x1="1.201cm" svg:y1="11.239cm" svg:x2="10.843cm" svg:y2="11.239cm">
          <text:p/>
        </draw:line>
        <draw:line draw:style-name="gr10" draw:text-style-name="P6" draw:layer="layout" svg:x1="3.338cm" svg:y1="14.361cm" svg:x2="19.401cm" svg:y2="14.361cm">
          <text:p/>
        </draw:line>
        <draw:g>
          <draw:frame draw:style-name="gr11" draw:text-style-name="P7" draw:layer="layout" svg:width="0.803cm" svg:height="0.675cm" svg:x="9.901cm" svg:y="14.435cm">
            <draw:text-box>
              <text:p><text:span text:style-name="T1">U</text:span></text:p>
            </draw:text-box>
          </draw:frame>
          <draw:frame draw:style-name="gr12" draw:text-style-name="P7" draw:layer="layout" svg:width="0.811cm" svg:height="0.497cm" svg:x="10.218cm" svg:y="14.688cm">
            <draw:text-box>
              <text:p><text:span text:style-name="T2">IW</text:span></text:p>
            </draw:text-box>
          </draw:frame>
          <draw:frame draw:style-name="gr13" draw:text-style-name="P7" draw:layer="layout" svg:width="0.731cm" svg:height="0.497cm" svg:x="10.219cm" svg:y="14.389cm">
            <draw:text-box>
              <text:p><text:span text:style-name="T2">W</text:span></text:p>
            </draw:text-box>
          </draw:frame>
        </draw:g>
        <draw:g>
          <draw:frame draw:style-name="gr11" draw:text-style-name="P7" draw:layer="layout" svg:width="0.803cm" svg:height="0.675cm" svg:x="11.001cm" svg:y="14.435cm">
            <draw:text-box>
              <text:p><text:span text:style-name="T1">U</text:span></text:p>
            </draw:text-box>
          </draw:frame>
          <draw:frame draw:style-name="gr12" draw:text-style-name="P7" draw:layer="layout" svg:width="0.811cm" svg:height="0.497cm" svg:x="11.318cm" svg:y="14.688cm">
            <draw:text-box>
              <text:p><text:span text:style-name="T2">IW</text:span></text:p>
            </draw:text-box>
          </draw:frame>
          <draw:frame draw:style-name="gr14" draw:text-style-name="P7" draw:layer="layout" svg:width="0.908cm" svg:height="0.497cm" svg:x="11.319cm" svg:y="14.389cm">
            <draw:text-box>
              <text:p><text:span text:style-name="T2">NW</text:span></text:p>
            </draw:text-box>
          </draw:frame>
        </draw:g>
        <draw:frame draw:style-name="gr15" draw:text-style-name="P8" draw:layer="layout" svg:width="0.803cm" svg:height="0.89cm" svg:x="10.601cm" svg:y="14.301cm">
          <draw:text-box>
            <text:p><text:span text:style-name="T3">×</text:span></text:p>
          </draw:text-box>
        </draw:frame>
        <draw:line draw:style-name="gr7" draw:text-style-name="P5" draw:layer="layout" svg:x1="1.201cm" svg:y1="9.801cm" svg:x2="3.589cm" svg:y2="9.801cm">
          <text:p/>
        </draw:line>
        <draw:line draw:style-name="gr8" draw:text-style-name="P5" draw:layer="layout" svg:x1="2.201cm" svg:y1="10.506cm" svg:x2="3.589cm" svg:y2="10.506cm">
          <text:p/>
        </draw:line>
        <draw:line draw:style-name="gr7" draw:text-style-name="P5" draw:layer="layout" svg:x1="4.989cm" svg:y1="9.801cm" svg:x2="5.989cm" svg:y2="9.801cm">
          <text:p/>
        </draw:line>
        <draw:line draw:style-name="gr8" draw:text-style-name="P5" draw:layer="layout" svg:x1="4.989cm" svg:y1="10.506cm" svg:x2="5.989cm" svg:y2="10.506cm">
          <text:p/>
        </draw:line>
        <draw:line draw:style-name="gr7" draw:text-style-name="P5" draw:layer="layout" svg:x1="7.389cm" svg:y1="9.801cm" svg:x2="8.389cm" svg:y2="9.801cm">
          <text:p/>
        </draw:line>
        <draw:line draw:style-name="gr8" draw:text-style-name="P5" draw:layer="layout" svg:x1="7.389cm" svg:y1="10.506cm" svg:x2="8.389cm" svg:y2="10.506cm">
          <text:p/>
        </draw:line>
        <draw:line draw:style-name="gr7" draw:text-style-name="P5" draw:layer="layout" svg:x1="10.841cm" svg:y1="9.801cm" svg:x2="11.989cm" svg:y2="9.801cm">
          <text:p/>
        </draw:line>
        <draw:line draw:style-name="gr8" draw:text-style-name="P5" draw:layer="layout" svg:x1="9.801cm" svg:y1="10.506cm" svg:x2="11.989cm" svg:y2="10.506cm">
          <text:p/>
        </draw:line>
        <draw:line draw:style-name="gr7" draw:text-style-name="P5" draw:layer="layout" svg:x1="13.389cm" svg:y1="9.801cm" svg:x2="14.389cm" svg:y2="9.801cm">
          <text:p/>
        </draw:line>
        <draw:line draw:style-name="gr8" draw:text-style-name="P5" draw:layer="layout" svg:x1="13.389cm" svg:y1="10.506cm" svg:x2="14.389cm" svg:y2="10.506cm">
          <text:p/>
        </draw:line>
        <draw:line draw:style-name="gr7" draw:text-style-name="P5" draw:layer="layout" svg:x1="15.789cm" svg:y1="9.801cm" svg:x2="16.789cm" svg:y2="9.801cm">
          <text:p/>
        </draw:line>
        <draw:line draw:style-name="gr8" draw:text-style-name="P5" draw:layer="layout" svg:x1="15.789cm" svg:y1="10.506cm" svg:x2="16.789cm" svg:y2="10.506cm">
          <text:p/>
        </draw:line>
        <draw:line draw:style-name="gr9" draw:text-style-name="P5" draw:layer="layout" svg:x1="10.841cm" svg:y1="9.201cm" svg:x2="10.841cm" svg:y2="9.801cm">
          <text:p/>
        </draw:line>
        <draw:line draw:style-name="gr9" draw:text-style-name="P5" draw:layer="layout" svg:x1="1.201cm" svg:y1="9.201cm" svg:x2="10.841cm" svg:y2="9.201cm">
          <text:p/>
        </draw:line>
        <draw:line draw:style-name="gr7" draw:text-style-name="P5" draw:layer="layout" svg:x1="3.09cm" svg:y1="7.041cm" svg:x2="3.589cm" svg:y2="7.041cm">
          <text:p/>
        </draw:line>
        <draw:line draw:style-name="gr8" draw:text-style-name="P5" draw:layer="layout" svg:x1="2.001cm" svg:y1="7.746cm" svg:x2="3.589cm" svg:y2="7.746cm">
          <text:p/>
        </draw:line>
        <draw:line draw:style-name="gr7" draw:text-style-name="P5" draw:layer="layout" svg:x1="4.989cm" svg:y1="7.041cm" svg:x2="5.989cm" svg:y2="7.041cm">
          <text:p/>
        </draw:line>
        <draw:line draw:style-name="gr8" draw:text-style-name="P5" draw:layer="layout" svg:x1="4.989cm" svg:y1="7.746cm" svg:x2="5.989cm" svg:y2="7.746cm">
          <text:p/>
        </draw:line>
        <draw:line draw:style-name="gr7" draw:text-style-name="P5" draw:layer="layout" svg:x1="7.389cm" svg:y1="7.041cm" svg:x2="8.389cm" svg:y2="7.041cm">
          <text:p/>
        </draw:line>
        <draw:line draw:style-name="gr8" draw:text-style-name="P5" draw:layer="layout" svg:x1="7.389cm" svg:y1="7.746cm" svg:x2="8.389cm" svg:y2="7.746cm">
          <text:p/>
        </draw:line>
        <draw:line draw:style-name="gr7" draw:text-style-name="P5" draw:layer="layout" svg:x1="11.477cm" svg:y1="7.041cm" svg:x2="11.989cm" svg:y2="7.041cm">
          <text:p/>
        </draw:line>
        <draw:line draw:style-name="gr8" draw:text-style-name="P5" draw:layer="layout" svg:x1="9.801cm" svg:y1="7.746cm" svg:x2="11.989cm" svg:y2="7.746cm">
          <text:p/>
        </draw:line>
        <draw:line draw:style-name="gr7" draw:text-style-name="P5" draw:layer="layout" svg:x1="13.389cm" svg:y1="7.041cm" svg:x2="14.389cm" svg:y2="7.041cm">
          <text:p/>
        </draw:line>
        <draw:line draw:style-name="gr8" draw:text-style-name="P5" draw:layer="layout" svg:x1="13.389cm" svg:y1="7.746cm" svg:x2="14.389cm" svg:y2="7.746cm">
          <text:p/>
        </draw:line>
        <draw:line draw:style-name="gr7" draw:text-style-name="P5" draw:layer="layout" svg:x1="15.789cm" svg:y1="7.041cm" svg:x2="16.789cm" svg:y2="7.041cm">
          <text:p/>
        </draw:line>
        <draw:line draw:style-name="gr8" draw:text-style-name="P5" draw:layer="layout" svg:x1="15.789cm" svg:y1="7.746cm" svg:x2="16.789cm" svg:y2="7.746cm">
          <text:p/>
        </draw:line>
        <draw:line draw:style-name="gr7" draw:text-style-name="P5" draw:layer="layout" svg:x1="2.845cm" svg:y1="4.841cm" svg:x2="3.577cm" svg:y2="4.841cm">
          <text:p/>
        </draw:line>
        <draw:line draw:style-name="gr8" draw:text-style-name="P5" draw:layer="layout" svg:x1="1.801cm" svg:y1="5.546cm" svg:x2="3.577cm" svg:y2="5.546cm">
          <text:p/>
        </draw:line>
        <draw:line draw:style-name="gr7" draw:text-style-name="P5" draw:layer="layout" svg:x1="4.977cm" svg:y1="4.841cm" svg:x2="5.977cm" svg:y2="4.841cm">
          <text:p/>
        </draw:line>
        <draw:line draw:style-name="gr8" draw:text-style-name="P5" draw:layer="layout" svg:x1="4.977cm" svg:y1="5.546cm" svg:x2="5.977cm" svg:y2="5.546cm">
          <text:p/>
        </draw:line>
        <draw:line draw:style-name="gr7" draw:text-style-name="P5" draw:layer="layout" svg:x1="7.377cm" svg:y1="4.841cm" svg:x2="8.377cm" svg:y2="4.841cm">
          <text:p/>
        </draw:line>
        <draw:line draw:style-name="gr8" draw:text-style-name="P5" draw:layer="layout" svg:x1="7.377cm" svg:y1="5.546cm" svg:x2="8.377cm" svg:y2="5.546cm">
          <text:p/>
        </draw:line>
        <draw:line draw:style-name="gr7" draw:text-style-name="P5" draw:layer="layout" svg:x1="11.244cm" svg:y1="4.841cm" svg:x2="11.977cm" svg:y2="4.841cm">
          <text:p/>
        </draw:line>
        <draw:line draw:style-name="gr8" draw:text-style-name="P5" draw:layer="layout" svg:x1="9.801cm" svg:y1="5.546cm" svg:x2="11.977cm" svg:y2="5.546cm">
          <text:p/>
        </draw:line>
        <draw:line draw:style-name="gr7" draw:text-style-name="P5" draw:layer="layout" svg:x1="13.377cm" svg:y1="4.841cm" svg:x2="14.377cm" svg:y2="4.841cm">
          <text:p/>
        </draw:line>
        <draw:line draw:style-name="gr8" draw:text-style-name="P5" draw:layer="layout" svg:x1="13.377cm" svg:y1="5.546cm" svg:x2="14.377cm" svg:y2="5.546cm">
          <text:p/>
        </draw:line>
        <draw:line draw:style-name="gr7" draw:text-style-name="P5" draw:layer="layout" svg:x1="15.777cm" svg:y1="4.841cm" svg:x2="16.777cm" svg:y2="4.841cm">
          <text:p/>
        </draw:line>
        <draw:line draw:style-name="gr8" draw:text-style-name="P5" draw:layer="layout" svg:x1="15.777cm" svg:y1="5.546cm" svg:x2="16.777cm" svg:y2="5.546cm">
          <text:p/>
        </draw:line>
        <draw:line draw:style-name="gr10" draw:text-style-name="P6" draw:layer="layout" svg:x1="22.401cm" svg:y1="0.301cm" svg:x2="22.401cm" svg:y2="13.401cm">
          <text:p/>
        </draw:line>
        <draw:g>
          <draw:frame draw:style-name="gr11" draw:text-style-name="P7" draw:layer="layout" svg:width="0.803cm" svg:height="0.675cm" draw:transform="rotate (1.5707963267949) translate (22.553cm 8.719cm)">
            <draw:text-box>
              <text:p><text:span text:style-name="T1">U</text:span></text:p>
            </draw:text-box>
          </draw:frame>
          <draw:frame draw:style-name="gr14" draw:text-style-name="P7" draw:layer="layout" svg:width="0.908cm" svg:height="0.497cm" draw:transform="rotate (1.5707963267949) translate (22.806cm 8.402cm)">
            <draw:text-box>
              <text:p><text:span text:style-name="T2">WO</text:span></text:p>
            </draw:text-box>
          </draw:frame>
        </draw:g>
        <draw:g>
          <draw:frame draw:style-name="gr11" draw:text-style-name="P7" draw:layer="layout" svg:width="0.803cm" svg:height="0.675cm" draw:transform="rotate (1.5707963267949) translate (22.553cm 7.519cm)">
            <draw:text-box>
              <text:p><text:span text:style-name="T1">U</text:span></text:p>
            </draw:text-box>
          </draw:frame>
          <draw:frame draw:style-name="gr16" draw:text-style-name="P7" draw:layer="layout" svg:width="0.76cm" svg:height="0.497cm" draw:transform="rotate (1.5707963267949) translate (22.806cm 7.202cm)">
            <draw:text-box>
              <text:p><text:span text:style-name="T2">IO</text:span></text:p>
            </draw:text-box>
          </draw:frame>
        </draw:g>
        <draw:frame draw:style-name="gr15" draw:text-style-name="P8" draw:layer="layout" svg:width="0.803cm" svg:height="0.89cm" draw:transform="rotate (1.5707963267949) translate (22.419cm 7.919cm)">
          <draw:text-box>
            <text:p><text:span text:style-name="T3">×</text:span></text:p>
          </draw:text-box>
        </draw:frame>
        <draw:g>
          <draw:frame draw:style-name="gr11" draw:text-style-name="P7" draw:layer="layout" svg:width="0.803cm" svg:height="0.675cm" draw:transform="rotate (1.5707963267949) translate (22.553cm 6.52cm)">
            <draw:text-box>
              <text:p><text:span text:style-name="T1">U</text:span></text:p>
            </draw:text-box>
          </draw:frame>
          <draw:frame draw:style-name="gr17" draw:text-style-name="P7" draw:layer="layout" svg:width="0.989cm" svg:height="0.497cm" draw:transform="rotate (1.5707963267949) translate (22.806cm 6.203cm)">
            <draw:text-box>
              <text:p><text:span text:style-name="T2">IWO</text:span></text:p>
            </draw:text-box>
          </draw:frame>
        </draw:g>
        <draw:frame draw:style-name="gr15" draw:text-style-name="P8" draw:layer="layout" svg:width="0.803cm" svg:height="0.89cm" draw:transform="rotate (1.5707963267949) translate (22.419cm 6.92cm)">
          <draw:text-box>
            <text:p><text:span text:style-name="T3">×</text:span></text:p>
          </draw:text-box>
        </draw:frame>
        <draw:line draw:style-name="gr10" draw:text-style-name="P6" draw:layer="layout" svg:x1="3.488cm" svg:y1="14.061cm" svg:x2="9.932cm" svg:y2="14.061cm">
          <text:p/>
        </draw:line>
        <draw:line draw:style-name="gr10" draw:text-style-name="P6" draw:layer="layout" svg:x1="11.888cm" svg:y1="14.061cm" svg:x2="18.501cm" svg:y2="14.061cm">
          <text:p/>
        </draw:line>
        <draw:g>
          <draw:frame draw:style-name="gr11" draw:text-style-name="P7" draw:layer="layout" svg:width="0.803cm" svg:height="0.675cm" svg:x="6.201cm" svg:y="13.435cm">
            <draw:text-box>
              <text:p><text:span text:style-name="T1">U</text:span></text:p>
            </draw:text-box>
          </draw:frame>
          <draw:frame draw:style-name="gr12" draw:text-style-name="P7" draw:layer="layout" svg:width="0.811cm" svg:height="0.497cm" svg:x="6.518cm" svg:y="13.688cm">
            <draw:text-box>
              <text:p><text:span text:style-name="T2">IW</text:span></text:p>
            </draw:text-box>
          </draw:frame>
          <draw:frame draw:style-name="gr13" draw:text-style-name="P7" draw:layer="layout" svg:width="0.731cm" svg:height="0.497cm" svg:x="6.519cm" svg:y="13.389cm">
            <draw:text-box>
              <text:p><text:span text:style-name="T2">W</text:span></text:p>
            </draw:text-box>
          </draw:frame>
        </draw:g>
        <draw:g>
          <draw:frame draw:style-name="gr11" draw:text-style-name="P7" draw:layer="layout" svg:width="0.803cm" svg:height="0.675cm" svg:x="14.601cm" svg:y="13.435cm">
            <draw:text-box>
              <text:p><text:span text:style-name="T1">U</text:span></text:p>
            </draw:text-box>
          </draw:frame>
          <draw:frame draw:style-name="gr12" draw:text-style-name="P7" draw:layer="layout" svg:width="0.811cm" svg:height="0.497cm" svg:x="14.918cm" svg:y="13.688cm">
            <draw:text-box>
              <text:p><text:span text:style-name="T2">IW</text:span></text:p>
            </draw:text-box>
          </draw:frame>
          <draw:frame draw:style-name="gr13" draw:text-style-name="P7" draw:layer="layout" svg:width="0.731cm" svg:height="0.497cm" svg:x="14.919cm" svg:y="13.389cm">
            <draw:text-box>
              <text:p><text:span text:style-name="T2">W</text:span></text:p>
            </draw:text-box>
          </draw:frame>
        </draw:g>
        <draw:line draw:style-name="gr10" draw:text-style-name="P6" draw:layer="layout" svg:x1="21.201cm" svg:y1="8.601cm" svg:x2="21.201cm" svg:y2="13.401cm">
          <text:p/>
        </draw:line>
        <draw:line draw:style-name="gr10" draw:text-style-name="P6" draw:layer="layout" svg:x1="21.201cm" svg:y1="3.701cm" svg:x2="21.201cm" svg:y2="8.401cm">
          <text:p/>
        </draw:line>
        <draw:g>
          <draw:frame draw:style-name="gr11" draw:text-style-name="P7" draw:layer="layout" svg:width="0.803cm" svg:height="0.675cm" draw:transform="rotate (1.5707963267949) translate (21.753cm 9.72cm)">
            <draw:text-box>
              <text:p><text:span text:style-name="T1">U</text:span></text:p>
            </draw:text-box>
          </draw:frame>
          <draw:frame draw:style-name="gr14" draw:text-style-name="P7" draw:layer="layout" svg:width="0.908cm" svg:height="0.497cm" draw:transform="rotate (1.5707963267949) translate (22.006cm 9.403cm)">
            <draw:text-box>
              <text:p><text:span text:style-name="T2">WO</text:span></text:p>
            </draw:text-box>
          </draw:frame>
        </draw:g>
        <draw:g>
          <draw:frame draw:style-name="gr11" draw:text-style-name="P7" draw:layer="layout" svg:width="0.803cm" svg:height="0.675cm" draw:transform="rotate (1.5707963267949) translate (21.753cm 8.621cm)">
            <draw:text-box>
              <text:p><text:span text:style-name="T1">U</text:span></text:p>
            </draw:text-box>
          </draw:frame>
          <draw:frame draw:style-name="gr17" draw:text-style-name="P7" draw:layer="layout" svg:width="0.989cm" svg:height="0.497cm" draw:transform="rotate (1.5707963267949) translate (22.006cm 8.304cm)">
            <draw:text-box>
              <text:p><text:span text:style-name="T2">IO</text:span></text:p>
            </draw:text-box>
          </draw:frame>
        </draw:g>
        <draw:frame draw:style-name="gr15" draw:text-style-name="P8" draw:layer="layout" svg:width="0.803cm" svg:height="0.89cm" draw:transform="rotate (1.5707963267949) translate (21.619cm 9.021cm)">
          <draw:text-box>
            <text:p><text:span text:style-name="T3">×</text:span></text:p>
          </draw:text-box>
        </draw:frame>
        <draw:g>
          <draw:frame draw:style-name="gr11" draw:text-style-name="P7" draw:layer="layout" svg:width="0.803cm" svg:height="0.675cm" draw:transform="rotate (1.5707963267949) translate (21.153cm 11.521cm)">
            <draw:text-box>
              <text:p><text:span text:style-name="T1">U</text:span></text:p>
            </draw:text-box>
          </draw:frame>
          <draw:frame draw:style-name="gr16" draw:text-style-name="P7" draw:layer="layout" svg:width="0.76cm" svg:height="0.497cm" draw:transform="rotate (1.5707963267949) translate (21.406cm 11.204cm)">
            <draw:text-box>
              <text:p><text:span text:style-name="T2">IO</text:span></text:p>
            </draw:text-box>
          </draw:frame>
        </draw:g>
        <draw:g>
          <draw:custom-shape draw:style-name="gr18" draw:text-style-name="P9" draw:layer="layout" svg:width="0.079cm" svg:height="0.079cm" svg:x="10.959cm" svg:y="6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079cm" svg:height="0.078cm" svg:x="10.959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079cm" svg:height="0.079cm" svg:x="10.959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draw:transform="rotate (-1.5707963267949) translate (18.812cm 12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9.012cm 12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8.612cm 12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draw:transform="rotate (-1.5707963267949) translate (19.0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9.2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8.8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svg:x="10.944cm" svg:y="0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10.944cm" svg:y="0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10.944cm" svg:y="0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5" draw:layer="layout" svg:x1="18.177cm" svg:y1="10.504cm" svg:x2="21.001cm" svg:y2="10.504cm">
          <text:p/>
        </draw:line>
        <draw:line draw:style-name="gr8" draw:text-style-name="P5" draw:layer="layout" svg:x1="18.165cm" svg:y1="12.704cm" svg:x2="21.001cm" svg:y2="12.704cm">
          <text:p/>
        </draw:line>
        <draw:line draw:style-name="gr8" draw:text-style-name="P5" draw:layer="layout" svg:x1="18.165cm" svg:y1="5.541cm" svg:x2="21.001cm" svg:y2="5.541cm">
          <text:p/>
        </draw:line>
        <draw:line draw:style-name="gr8" draw:text-style-name="P5" draw:layer="layout" svg:x1="18.153cm" svg:y1="7.741cm" svg:x2="21.001cm" svg:y2="7.741cm">
          <text:p/>
        </draw:line>
        <draw:line draw:style-name="gr19" draw:text-style-name="P5" draw:layer="layout" svg:x1="2.401cm" svg:y1="14.706cm" svg:x2="2.401cm" svg:y2="12.706cm">
          <text:p/>
        </draw:line>
        <draw:line draw:style-name="gr19" draw:text-style-name="P5" draw:layer="layout" svg:x1="2.201cm" svg:y1="14.706cm" svg:x2="2.201cm" svg:y2="10.506cm">
          <text:p/>
        </draw:line>
        <draw:line draw:style-name="gr19" draw:text-style-name="P5" draw:layer="layout" svg:x1="2.001cm" svg:y1="14.706cm" svg:x2="2.001cm" svg:y2="7.746cm">
          <text:p/>
        </draw:line>
        <draw:line draw:style-name="gr19" draw:text-style-name="P5" draw:layer="layout" svg:x1="1.801cm" svg:y1="14.706cm" svg:x2="1.801cm" svg:y2="5.546cm">
          <text:p/>
        </draw:line>
        <draw:g>
          <draw:custom-shape draw:style-name="gr18" draw:text-style-name="P9" draw:layer="layout" svg:width="0.109cm" svg:height="0.109cm" svg:x="21.144cm" svg:y="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21.144cm" svg:y="2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21.144cm" svg:y="3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0" draw:layer="layout" svg:width="0.109cm" svg:height="0.109cm" draw:transform="rotate (-1.5707963267949) translate (1.4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109cm" svg:height="0.109cm" draw:transform="rotate (-1.5707963267949) translate (1.6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109cm" svg:height="0.109cm" draw:transform="rotate (-1.5707963267949) translate (1.212cm 13.9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1" draw:layer="layout" svg:width="0.109cm" svg:height="0.109cm" draw:transform="rotate (-3.14159265358979) translate (1.366cm 10.3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109cm" svg:height="0.109cm" draw:transform="rotate (-3.14159265358979) translate (1.366cm 10.5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109cm" svg:height="0.109cm" draw:transform="rotate (-3.14159265358979) translate (1.366cm 10.1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" draw:layer="layout" svg:width="16.8cm" svg:height="1.391cm" svg:x="2.601cm" svg:y="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9" draw:layer="layout" svg:width="0.109cm" svg:height="0.109cm" svg:x="10.944cm" svg:y="3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10.944cm" svg:y="2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10.944cm" svg:y="3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6" draw:layer="layout" svg:x1="21.801cm" svg:y1="2.801cm" svg:x2="21.801cm" svg:y2="13.401cm">
          <text:p/>
        </draw:line>
        <draw:g>
          <draw:frame draw:style-name="gr11" draw:text-style-name="P7" draw:layer="layout" svg:width="0.803cm" svg:height="0.675cm" draw:transform="rotate (1.5707963267949) translate (21.153cm 6.522cm)">
            <draw:text-box>
              <text:p><text:span text:style-name="T1">U</text:span></text:p>
            </draw:text-box>
          </draw:frame>
          <draw:frame draw:style-name="gr16" draw:text-style-name="P7" draw:layer="layout" svg:width="0.76cm" svg:height="0.497cm" draw:transform="rotate (1.5707963267949) translate (21.406cm 6.205cm)">
            <draw:text-box>
              <text:p><text:span text:style-name="T2">IO</text:span></text:p>
            </draw:text-box>
          </draw:frame>
        </draw:g>
        <draw:g>
          <draw:custom-shape draw:style-name="gr18" draw:text-style-name="P9" draw:layer="layout" svg:width="0.109cm" svg:height="0.109cm" svg:x="21.744cm" svg:y="0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21.744cm" svg:y="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svg:x="21.744cm" svg:y="0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6" draw:layer="layout" svg:x1="21.801cm" svg:y1="1.101cm" svg:x2="21.801cm" svg:y2="2.492cm">
          <text:p/>
        </draw:line>
        <draw:g>
          <draw:frame draw:style-name="gr11" draw:text-style-name="P7" draw:layer="layout" svg:width="0.803cm" svg:height="0.675cm" draw:transform="rotate (1.5707963267949) translate (21.753cm 2.921cm)">
            <draw:text-box>
              <text:p><text:span text:style-name="T1">U</text:span></text:p>
            </draw:text-box>
          </draw:frame>
          <draw:frame draw:style-name="gr14" draw:text-style-name="P7" draw:layer="layout" svg:width="0.908cm" svg:height="0.497cm" draw:transform="rotate (1.5707963267949) translate (22.006cm 2.604cm)">
            <draw:text-box>
              <text:p><text:span text:style-name="T2">WO</text:span></text:p>
            </draw:text-box>
          </draw:frame>
        </draw:g>
        <draw:g>
          <draw:frame draw:style-name="gr11" draw:text-style-name="P7" draw:layer="layout" svg:width="0.803cm" svg:height="0.675cm" draw:transform="rotate (1.5707963267949) translate (21.753cm 1.822cm)">
            <draw:text-box>
              <text:p><text:span text:style-name="T1">U</text:span></text:p>
            </draw:text-box>
          </draw:frame>
          <draw:frame draw:style-name="gr17" draw:text-style-name="P7" draw:layer="layout" svg:width="0.989cm" svg:height="0.497cm" draw:transform="rotate (1.5707963267949) translate (22.006cm 1.505cm)">
            <draw:text-box>
              <text:p><text:span text:style-name="T2">IO</text:span></text:p>
            </draw:text-box>
          </draw:frame>
        </draw:g>
        <draw:frame draw:style-name="gr15" draw:text-style-name="P8" draw:layer="layout" svg:width="0.803cm" svg:height="0.89cm" draw:transform="rotate (1.5707963267949) translate (21.619cm 2.222cm)">
          <draw:text-box>
            <text:p><text:span text:style-name="T3">×</text:span></text:p>
          </draw:text-box>
        </draw:frame>
        <draw:line draw:style-name="gr23" draw:text-style-name="P5" draw:layer="layout" svg:x1="11.49cm" svg:y1="3.101cm" svg:x2="11.49cm" svg:y2="12.001cm">
          <text:p/>
        </draw:line>
        <draw:frame draw:style-name="gr24" draw:text-style-name="P12" draw:layer="layout" svg:width="1.798cm" svg:height="1.054cm" svg:x="0.846cm" svg:y="14.456cm">
          <draw:text-box>
            <text:p><text:span text:style-name="T4">Res</text:span><text:span text:style-name="T5">in</text:span></text:p>
          </draw:text-box>
        </draw:frame>
        <draw:frame draw:style-name="gr25" draw:text-style-name="P13" draw:layer="layout" svg:width="1.032cm" svg:height="1.054cm" draw:transform="rotate (1.5707963267949) translate (0.764cm 11.349cm)">
          <draw:text-box>
            <text:p><text:span text:style-name="T6">I</text:span><text:span text:style-name="T7">in</text:span></text:p>
          </draw:text-box>
        </draw:frame>
        <draw:frame draw:style-name="gr26" draw:text-style-name="P12" draw:layer="layout" svg:width="2.013cm" svg:height="1.054cm" draw:transform="rotate (1.5707963267949) translate (19.264cm 10.45cm)">
          <draw:text-box>
            <text:p><text:span text:style-name="T4">Res</text:span><text:span text:style-name="T5">out</text:span></text:p>
          </draw:text-box>
        </draw:frame>
        <draw:line draw:style-name="gr8" draw:text-style-name="P5" draw:layer="layout" svg:x1="20.501cm" svg:y1="12.704cm" svg:x2="20.501cm" svg:y2="1.001cm">
          <text:p/>
        </draw:line>
        <draw:line draw:style-name="gr8" draw:text-style-name="P5" draw:layer="layout" svg:x1="20.201cm" svg:y1="10.517cm" svg:x2="20.201cm" svg:y2="1.001cm">
          <text:p/>
        </draw:line>
        <draw:line draw:style-name="gr8" draw:text-style-name="P5" draw:layer="layout" svg:x1="19.901cm" svg:y1="7.73cm" svg:x2="19.901cm" svg:y2="1.001cm">
          <text:p/>
        </draw:line>
        <draw:line draw:style-name="gr8" draw:text-style-name="P5" draw:layer="layout" svg:x1="19.601cm" svg:y1="5.543cm" svg:x2="19.601cm" svg:y2="1.001cm">
          <text:p/>
        </draw:line>
        <draw:custom-shape draw:style-name="gr20" draw:text-style-name="P10" draw:layer="layout" svg:width="0.109cm" svg:height="0.109cm" draw:transform="rotate (-1.5707963267949) translate (19.654cm 5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109cm" svg:height="0.109cm" draw:transform="rotate (-1.5707963267949) translate (19.954cm 7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109cm" svg:height="0.109cm" draw:transform="rotate (-1.5707963267949) translate (20.254cm 10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109cm" svg:height="0.109cm" draw:transform="rotate (-1.5707963267949) translate (20.554cm 12.6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9" draw:layer="layout" svg:width="0.079cm" svg:height="0.079cm" svg:x="10.959cm" svg:y="8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079cm" svg:height="0.078cm" svg:x="10.959cm" svg:y="8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079cm" svg:height="0.079cm" svg:x="10.95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draw:transform="rotate (-1.5707963267949) translate (18.812cm 10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9.012cm 10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8.612cm 10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draw:transform="rotate (-1.5707963267949) translate (18.812cm 7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9.012cm 7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8.612cm 7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9" draw:layer="layout" svg:width="0.109cm" svg:height="0.109cm" draw:transform="rotate (-1.5707963267949) translate (18.812cm 5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9.012cm 5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109cm" svg:height="0.109cm" draw:transform="rotate (-1.5707963267949) translate (18.612cm 5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3" draw:text-style-name="P5" draw:layer="layout" svg:x1="11.235cm" svg:y1="3.101cm" svg:x2="11.235cm" svg:y2="9.801cm">
          <text:p/>
        </draw:line>
        <draw:line draw:style-name="gr23" draw:text-style-name="P5" draw:layer="layout" svg:x1="2.845cm" svg:y1="3.101cm" svg:x2="2.845cm" svg:y2="9.801cm">
          <text:p/>
        </draw:line>
        <draw:line draw:style-name="gr23" draw:text-style-name="P5" draw:layer="layout" svg:x1="3.09cm" svg:y1="3.101cm" svg:x2="3.09cm" svg:y2="12.001cm">
          <text:p/>
        </draw:line>
        <draw:g>
          <draw:custom-shape draw:style-name="gr20" draw:text-style-name="P10" draw:layer="layout" svg:width="0.109cm" svg:height="0.109cm" draw:transform="rotate (-3.14159265358979) translate (19.811cm 8.4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109cm" svg:height="0.109cm" draw:transform="rotate (-3.14159265358979) translate (19.811cm 8.6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109cm" svg:height="0.109cm" draw:transform="rotate (-3.14159265358979) translate (19.811cm 8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4" draw:layer="layout" svg:width="0.109cm" svg:height="0.109cm" draw:transform="rotate (-1.5707963267949) translate (11.554cm 11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0.109cm" svg:height="0.109cm" draw:transform="rotate (-1.5707963267949) translate (11.29cm 9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0.109cm" svg:height="0.109cm" draw:transform="rotate (-1.5707963267949) translate (2.901cm 9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0.109cm" svg:height="0.109cm" draw:transform="rotate (-1.5707963267949) translate (3.145cm 11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15" draw:layer="layout" svg:width="1.4cm" svg:height="1.4cm" svg:x="3.587cm" svg:y="11.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3.587cm 12.312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3.588cm 12.996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3.787cm" svg:y1="12.006cm" svg:x2="4.071cm" svg:y2="12.006cm">
              <text:p/>
            </draw:line>
            <draw:line draw:style-name="gr31" draw:text-style-name="P6" draw:layer="layout" svg:x1="4.268cm" svg:y1="12.322cm" svg:x2="4.587cm" svg:y2="12.322cm">
              <text:p/>
            </draw:line>
            <draw:custom-shape draw:style-name="gr32" draw:text-style-name="P19" draw:layer="layout" svg:width="0.4cm" svg:height="0.2cm" svg:x="4.539cm" svg:y="12.229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3.788cm" svg:y1="12.706cm" svg:x2="4.17cm" svg:y2="12.706cm">
              <text:p/>
            </draw:line>
            <draw:line draw:style-name="gr31" draw:text-style-name="P6" draw:layer="layout" svg:x1="4.268cm" svg:y1="12.006cm" svg:x2="4.268cm" svg:y2="12.612cm">
              <text:p/>
            </draw:line>
            <draw:custom-shape draw:style-name="gr33" draw:text-style-name="P20" draw:layer="layout" svg:width="0.202cm" svg:height="0.213cm" svg:x="4.169cm" svg:y="12.2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4.199cm" svg:y1="12.706cm" svg:x2="4.987cm" svg:y2="12.706cm">
              <text:p/>
            </draw:line>
            <draw:line draw:style-name="gr34" draw:text-style-name="P6" draw:layer="layout" svg:x1="3.987cm" svg:y1="12.006cm" svg:x2="4.987cm" svg:y2="12.006cm">
              <text:p/>
            </draw:line>
            <draw:custom-shape draw:style-name="gr33" draw:text-style-name="P20" draw:layer="layout" svg:width="0.202cm" svg:height="0.213cm" svg:x="4.17cm" svg:y="12.592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12.14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4.228cm" svg:y="11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12.85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4.849cm" svg:y1="11.66cm" svg:x2="4.849cm" svg:y2="12.221cm">
              <text:p/>
            </draw:line>
            <draw:line draw:style-name="gr36" draw:text-style-name="P5" draw:layer="layout" svg:x1="4.849cm" svg:y1="12.421cm" svg:x2="4.849cm" svg:y2="13.06cm">
              <text:p/>
            </draw:line>
            <draw:custom-shape draw:style-name="gr37" draw:text-style-name="P23" draw:layer="layout" svg:width="0.29cm" svg:height="0.116cm" draw:transform="rotate (1.5707963267949) translate (3.914cm 12.148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3.819cm" svg:y="11.709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3.58cm" svg:y="12.409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4.121cm" svg:y="12.053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3.587cm" svg:y="11.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5.987cm" svg:y="11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5.987cm 12.30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5.988cm 12.99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6.187cm" svg:y1="12.002cm" svg:x2="6.471cm" svg:y2="12.002cm">
              <text:p/>
            </draw:line>
            <draw:line draw:style-name="gr31" draw:text-style-name="P6" draw:layer="layout" svg:x1="6.668cm" svg:y1="12.318cm" svg:x2="6.987cm" svg:y2="12.318cm">
              <text:p/>
            </draw:line>
            <draw:custom-shape draw:style-name="gr32" draw:text-style-name="P19" draw:layer="layout" svg:width="0.4cm" svg:height="0.2cm" svg:x="6.939cm" svg:y="12.22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6.188cm" svg:y1="12.702cm" svg:x2="6.57cm" svg:y2="12.702cm">
              <text:p/>
            </draw:line>
            <draw:line draw:style-name="gr31" draw:text-style-name="P6" draw:layer="layout" svg:x1="6.668cm" svg:y1="12.002cm" svg:x2="6.668cm" svg:y2="12.608cm">
              <text:p/>
            </draw:line>
            <draw:custom-shape draw:style-name="gr33" draw:text-style-name="P20" draw:layer="layout" svg:width="0.202cm" svg:height="0.213cm" svg:x="6.569cm" svg:y="12.21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6.599cm" svg:y1="12.702cm" svg:x2="7.387cm" svg:y2="12.702cm">
              <text:p/>
            </draw:line>
            <draw:line draw:style-name="gr34" draw:text-style-name="P6" draw:layer="layout" svg:x1="6.387cm" svg:y1="12.002cm" svg:x2="7.387cm" svg:y2="12.002cm">
              <text:p/>
            </draw:line>
            <draw:custom-shape draw:style-name="gr33" draw:text-style-name="P20" draw:layer="layout" svg:width="0.202cm" svg:height="0.213cm" svg:x="6.57cm" svg:y="12.58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12.14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6.628cm" svg:y="11.9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12.84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7.249cm" svg:y1="11.656cm" svg:x2="7.249cm" svg:y2="12.217cm">
              <text:p/>
            </draw:line>
            <draw:line draw:style-name="gr36" draw:text-style-name="P5" draw:layer="layout" svg:x1="7.249cm" svg:y1="12.417cm" svg:x2="7.249cm" svg:y2="13.056cm">
              <text:p/>
            </draw:line>
            <draw:custom-shape draw:style-name="gr40" draw:text-style-name="P23" draw:layer="layout" svg:width="0.29cm" svg:height="0.116cm" draw:transform="rotate (1.5707963267949) translate (6.314cm 12.14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6.219cm" svg:y="11.70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5.98cm" svg:y="12.40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6.521cm" svg:y="12.04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5.987cm" svg:y="11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8.387cm" svg:y="11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8.387cm 12.304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8.388cm 12.98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8.587cm" svg:y1="11.998cm" svg:x2="8.871cm" svg:y2="11.998cm">
              <text:p/>
            </draw:line>
            <draw:line draw:style-name="gr31" draw:text-style-name="P6" draw:layer="layout" svg:x1="9.068cm" svg:y1="12.314cm" svg:x2="9.387cm" svg:y2="12.314cm">
              <text:p/>
            </draw:line>
            <draw:custom-shape draw:style-name="gr32" draw:text-style-name="P19" draw:layer="layout" svg:width="0.4cm" svg:height="0.2cm" svg:x="9.339cm" svg:y="12.221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8.588cm" svg:y1="12.698cm" svg:x2="8.97cm" svg:y2="12.698cm">
              <text:p/>
            </draw:line>
            <draw:line draw:style-name="gr31" draw:text-style-name="P6" draw:layer="layout" svg:x1="9.068cm" svg:y1="11.998cm" svg:x2="9.068cm" svg:y2="12.604cm">
              <text:p/>
            </draw:line>
            <draw:custom-shape draw:style-name="gr33" draw:text-style-name="P20" draw:layer="layout" svg:width="0.202cm" svg:height="0.213cm" svg:x="8.969cm" svg:y="12.21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8.999cm" svg:y1="12.698cm" svg:x2="9.787cm" svg:y2="12.698cm">
              <text:p/>
            </draw:line>
            <draw:line draw:style-name="gr34" draw:text-style-name="P6" draw:layer="layout" svg:x1="8.787cm" svg:y1="11.998cm" svg:x2="9.787cm" svg:y2="11.998cm">
              <text:p/>
            </draw:line>
            <draw:custom-shape draw:style-name="gr33" draw:text-style-name="P20" draw:layer="layout" svg:width="0.202cm" svg:height="0.213cm" svg:x="8.97cm" svg:y="12.584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12.13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9.028cm" svg:y="11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12.84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9.649cm" svg:y1="11.652cm" svg:x2="9.649cm" svg:y2="12.213cm">
              <text:p/>
            </draw:line>
            <draw:line draw:style-name="gr36" draw:text-style-name="P5" draw:layer="layout" svg:x1="9.649cm" svg:y1="12.413cm" svg:x2="9.649cm" svg:y2="13.052cm">
              <text:p/>
            </draw:line>
            <draw:custom-shape draw:style-name="gr41" draw:text-style-name="P23" draw:layer="layout" svg:width="0.29cm" svg:height="0.116cm" draw:transform="rotate (1.5707963267949) translate (8.714cm 12.1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8.619cm" svg:y="11.701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8.38cm" svg:y="12.401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8.921cm" svg:y="12.045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8.387cm" svg:y="11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3.587cm" svg:y="9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3.587cm 10.10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3.588cm 10.79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3.787cm" svg:y1="9.802cm" svg:x2="4.071cm" svg:y2="9.802cm">
              <text:p/>
            </draw:line>
            <draw:line draw:style-name="gr31" draw:text-style-name="P6" draw:layer="layout" svg:x1="4.268cm" svg:y1="10.118cm" svg:x2="4.587cm" svg:y2="10.118cm">
              <text:p/>
            </draw:line>
            <draw:custom-shape draw:style-name="gr32" draw:text-style-name="P19" draw:layer="layout" svg:width="0.4cm" svg:height="0.2cm" svg:x="4.539cm" svg:y="10.02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3.788cm" svg:y1="10.502cm" svg:x2="4.17cm" svg:y2="10.502cm">
              <text:p/>
            </draw:line>
            <draw:line draw:style-name="gr31" draw:text-style-name="P6" draw:layer="layout" svg:x1="4.268cm" svg:y1="9.802cm" svg:x2="4.268cm" svg:y2="10.408cm">
              <text:p/>
            </draw:line>
            <draw:custom-shape draw:style-name="gr33" draw:text-style-name="P20" draw:layer="layout" svg:width="0.202cm" svg:height="0.213cm" svg:x="4.169cm" svg:y="10.01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4.199cm" svg:y1="10.502cm" svg:x2="4.987cm" svg:y2="10.502cm">
              <text:p/>
            </draw:line>
            <draw:line draw:style-name="gr34" draw:text-style-name="P6" draw:layer="layout" svg:x1="3.987cm" svg:y1="9.802cm" svg:x2="4.987cm" svg:y2="9.802cm">
              <text:p/>
            </draw:line>
            <draw:custom-shape draw:style-name="gr33" draw:text-style-name="P20" draw:layer="layout" svg:width="0.202cm" svg:height="0.213cm" svg:x="4.17cm" svg:y="10.38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9.94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4.228cm" svg:y="9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10.64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4.849cm" svg:y1="9.456cm" svg:x2="4.849cm" svg:y2="10.017cm">
              <text:p/>
            </draw:line>
            <draw:line draw:style-name="gr36" draw:text-style-name="P5" draw:layer="layout" svg:x1="4.849cm" svg:y1="10.217cm" svg:x2="4.849cm" svg:y2="10.856cm">
              <text:p/>
            </draw:line>
            <draw:custom-shape draw:style-name="gr42" draw:text-style-name="P23" draw:layer="layout" svg:width="0.29cm" svg:height="0.116cm" draw:transform="rotate (1.5707963267949) translate (3.914cm 9.94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3.819cm" svg:y="9.50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3.58cm" svg:y="10.20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4.121cm" svg:y="9.84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3.587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5.987cm" svg:y="9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5.987cm 10.104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5.988cm 10.78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6.187cm" svg:y1="9.798cm" svg:x2="6.471cm" svg:y2="9.798cm">
              <text:p/>
            </draw:line>
            <draw:line draw:style-name="gr31" draw:text-style-name="P6" draw:layer="layout" svg:x1="6.668cm" svg:y1="10.114cm" svg:x2="6.987cm" svg:y2="10.114cm">
              <text:p/>
            </draw:line>
            <draw:custom-shape draw:style-name="gr32" draw:text-style-name="P19" draw:layer="layout" svg:width="0.4cm" svg:height="0.2cm" svg:x="6.939cm" svg:y="10.021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6.188cm" svg:y1="10.498cm" svg:x2="6.57cm" svg:y2="10.498cm">
              <text:p/>
            </draw:line>
            <draw:line draw:style-name="gr31" draw:text-style-name="P6" draw:layer="layout" svg:x1="6.668cm" svg:y1="9.798cm" svg:x2="6.668cm" svg:y2="10.404cm">
              <text:p/>
            </draw:line>
            <draw:custom-shape draw:style-name="gr33" draw:text-style-name="P20" draw:layer="layout" svg:width="0.202cm" svg:height="0.213cm" svg:x="6.569cm" svg:y="10.01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6.599cm" svg:y1="10.498cm" svg:x2="7.387cm" svg:y2="10.498cm">
              <text:p/>
            </draw:line>
            <draw:line draw:style-name="gr34" draw:text-style-name="P6" draw:layer="layout" svg:x1="6.387cm" svg:y1="9.798cm" svg:x2="7.387cm" svg:y2="9.798cm">
              <text:p/>
            </draw:line>
            <draw:custom-shape draw:style-name="gr33" draw:text-style-name="P20" draw:layer="layout" svg:width="0.202cm" svg:height="0.213cm" svg:x="6.57cm" svg:y="10.384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9.93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6.628cm" svg:y="9.7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10.64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7.249cm" svg:y1="9.452cm" svg:x2="7.249cm" svg:y2="10.013cm">
              <text:p/>
            </draw:line>
            <draw:line draw:style-name="gr36" draw:text-style-name="P5" draw:layer="layout" svg:x1="7.249cm" svg:y1="10.213cm" svg:x2="7.249cm" svg:y2="10.852cm">
              <text:p/>
            </draw:line>
            <draw:custom-shape draw:style-name="gr43" draw:text-style-name="P23" draw:layer="layout" svg:width="0.29cm" svg:height="0.116cm" draw:transform="rotate (1.5707963267949) translate (6.314cm 9.9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6.219cm" svg:y="9.501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5.98cm" svg:y="10.201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6.521cm" svg:y="9.845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5.987cm" svg:y="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8.387cm" svg:y="9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8.387cm 10.1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8.388cm 10.784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8.587cm" svg:y1="9.794cm" svg:x2="8.871cm" svg:y2="9.794cm">
              <text:p/>
            </draw:line>
            <draw:line draw:style-name="gr31" draw:text-style-name="P6" draw:layer="layout" svg:x1="9.068cm" svg:y1="10.11cm" svg:x2="9.387cm" svg:y2="10.11cm">
              <text:p/>
            </draw:line>
            <draw:custom-shape draw:style-name="gr32" draw:text-style-name="P19" draw:layer="layout" svg:width="0.4cm" svg:height="0.2cm" svg:x="9.339cm" svg:y="10.017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8.588cm" svg:y1="10.494cm" svg:x2="8.97cm" svg:y2="10.494cm">
              <text:p/>
            </draw:line>
            <draw:line draw:style-name="gr31" draw:text-style-name="P6" draw:layer="layout" svg:x1="9.068cm" svg:y1="9.794cm" svg:x2="9.068cm" svg:y2="10.4cm">
              <text:p/>
            </draw:line>
            <draw:custom-shape draw:style-name="gr33" draw:text-style-name="P20" draw:layer="layout" svg:width="0.202cm" svg:height="0.213cm" svg:x="8.969cm" svg:y="10.008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8.999cm" svg:y1="10.494cm" svg:x2="9.787cm" svg:y2="10.494cm">
              <text:p/>
            </draw:line>
            <draw:line draw:style-name="gr34" draw:text-style-name="P6" draw:layer="layout" svg:x1="8.787cm" svg:y1="9.794cm" svg:x2="9.787cm" svg:y2="9.794cm">
              <text:p/>
            </draw:line>
            <draw:custom-shape draw:style-name="gr33" draw:text-style-name="P20" draw:layer="layout" svg:width="0.202cm" svg:height="0.213cm" svg:x="8.97cm" svg:y="10.3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9.93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9.028cm" svg:y="9.7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10.64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9.649cm" svg:y1="9.448cm" svg:x2="9.649cm" svg:y2="10.009cm">
              <text:p/>
            </draw:line>
            <draw:line draw:style-name="gr36" draw:text-style-name="P5" draw:layer="layout" svg:x1="9.649cm" svg:y1="10.209cm" svg:x2="9.649cm" svg:y2="10.848cm">
              <text:p/>
            </draw:line>
            <draw:custom-shape draw:style-name="gr44" draw:text-style-name="P23" draw:layer="layout" svg:width="0.29cm" svg:height="0.116cm" draw:transform="rotate (1.5707963267949) translate (8.714cm 9.936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8.619cm" svg:y="9.497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8.38cm" svg:y="10.197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8.921cm" svg:y="9.841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8.387cm" svg:y="9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3.587cm" svg:y="6.6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3.587cm 7.35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3.588cm 8.034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3.787cm" svg:y1="7.044cm" svg:x2="4.071cm" svg:y2="7.044cm">
              <text:p/>
            </draw:line>
            <draw:line draw:style-name="gr31" draw:text-style-name="P6" draw:layer="layout" svg:x1="4.268cm" svg:y1="7.36cm" svg:x2="4.587cm" svg:y2="7.36cm">
              <text:p/>
            </draw:line>
            <draw:custom-shape draw:style-name="gr32" draw:text-style-name="P19" draw:layer="layout" svg:width="0.4cm" svg:height="0.2cm" svg:x="4.539cm" svg:y="7.267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3.788cm" svg:y1="7.744cm" svg:x2="4.17cm" svg:y2="7.744cm">
              <text:p/>
            </draw:line>
            <draw:line draw:style-name="gr31" draw:text-style-name="P6" draw:layer="layout" svg:x1="4.268cm" svg:y1="7.044cm" svg:x2="4.268cm" svg:y2="7.65cm">
              <text:p/>
            </draw:line>
            <draw:custom-shape draw:style-name="gr33" draw:text-style-name="P20" draw:layer="layout" svg:width="0.202cm" svg:height="0.213cm" svg:x="4.169cm" svg:y="7.258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4.199cm" svg:y1="7.744cm" svg:x2="4.987cm" svg:y2="7.744cm">
              <text:p/>
            </draw:line>
            <draw:line draw:style-name="gr34" draw:text-style-name="P6" draw:layer="layout" svg:x1="3.987cm" svg:y1="7.044cm" svg:x2="4.987cm" svg:y2="7.044cm">
              <text:p/>
            </draw:line>
            <draw:custom-shape draw:style-name="gr33" draw:text-style-name="P20" draw:layer="layout" svg:width="0.202cm" svg:height="0.213cm" svg:x="4.17cm" svg:y="7.63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7.18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4.228cm" svg:y="7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7.89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4.849cm" svg:y1="6.698cm" svg:x2="4.849cm" svg:y2="7.259cm">
              <text:p/>
            </draw:line>
            <draw:line draw:style-name="gr36" draw:text-style-name="P5" draw:layer="layout" svg:x1="4.849cm" svg:y1="7.459cm" svg:x2="4.849cm" svg:y2="8.098cm">
              <text:p/>
            </draw:line>
            <draw:custom-shape draw:style-name="gr45" draw:text-style-name="P23" draw:layer="layout" svg:width="0.29cm" svg:height="0.116cm" draw:transform="rotate (1.5707963267949) translate (3.914cm 7.186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3.819cm" svg:y="6.747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3.58cm" svg:y="7.447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4.121cm" svg:y="7.091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3.587cm" svg:y="6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5.987cm" svg:y="6.6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5.987cm 7.346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5.988cm 8.03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6.187cm" svg:y1="7.04cm" svg:x2="6.471cm" svg:y2="7.04cm">
              <text:p/>
            </draw:line>
            <draw:line draw:style-name="gr31" draw:text-style-name="P6" draw:layer="layout" svg:x1="6.668cm" svg:y1="7.356cm" svg:x2="6.987cm" svg:y2="7.356cm">
              <text:p/>
            </draw:line>
            <draw:custom-shape draw:style-name="gr32" draw:text-style-name="P19" draw:layer="layout" svg:width="0.4cm" svg:height="0.2cm" svg:x="6.939cm" svg:y="7.263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6.188cm" svg:y1="7.74cm" svg:x2="6.57cm" svg:y2="7.74cm">
              <text:p/>
            </draw:line>
            <draw:line draw:style-name="gr31" draw:text-style-name="P6" draw:layer="layout" svg:x1="6.668cm" svg:y1="7.04cm" svg:x2="6.668cm" svg:y2="7.646cm">
              <text:p/>
            </draw:line>
            <draw:custom-shape draw:style-name="gr33" draw:text-style-name="P20" draw:layer="layout" svg:width="0.202cm" svg:height="0.213cm" svg:x="6.569cm" svg:y="7.254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6.599cm" svg:y1="7.74cm" svg:x2="7.387cm" svg:y2="7.74cm">
              <text:p/>
            </draw:line>
            <draw:line draw:style-name="gr34" draw:text-style-name="P6" draw:layer="layout" svg:x1="6.387cm" svg:y1="7.04cm" svg:x2="7.387cm" svg:y2="7.04cm">
              <text:p/>
            </draw:line>
            <draw:custom-shape draw:style-name="gr33" draw:text-style-name="P20" draw:layer="layout" svg:width="0.202cm" svg:height="0.213cm" svg:x="6.57cm" svg:y="7.626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7.18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6.628cm" svg:y="6.9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7.88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7.249cm" svg:y1="6.694cm" svg:x2="7.249cm" svg:y2="7.255cm">
              <text:p/>
            </draw:line>
            <draw:line draw:style-name="gr36" draw:text-style-name="P5" draw:layer="layout" svg:x1="7.249cm" svg:y1="7.455cm" svg:x2="7.249cm" svg:y2="8.094cm">
              <text:p/>
            </draw:line>
            <draw:custom-shape draw:style-name="gr46" draw:text-style-name="P23" draw:layer="layout" svg:width="0.29cm" svg:height="0.116cm" draw:transform="rotate (1.5707963267949) translate (6.314cm 7.182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6.219cm" svg:y="6.743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5.98cm" svg:y="7.443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6.521cm" svg:y="7.087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5.987cm" svg:y="6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8.387cm" svg:y="6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8.387cm 7.342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8.388cm 8.026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8.587cm" svg:y1="7.036cm" svg:x2="8.871cm" svg:y2="7.036cm">
              <text:p/>
            </draw:line>
            <draw:line draw:style-name="gr31" draw:text-style-name="P6" draw:layer="layout" svg:x1="9.068cm" svg:y1="7.352cm" svg:x2="9.387cm" svg:y2="7.352cm">
              <text:p/>
            </draw:line>
            <draw:custom-shape draw:style-name="gr32" draw:text-style-name="P19" draw:layer="layout" svg:width="0.4cm" svg:height="0.2cm" svg:x="9.339cm" svg:y="7.259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8.588cm" svg:y1="7.736cm" svg:x2="8.97cm" svg:y2="7.736cm">
              <text:p/>
            </draw:line>
            <draw:line draw:style-name="gr31" draw:text-style-name="P6" draw:layer="layout" svg:x1="9.068cm" svg:y1="7.036cm" svg:x2="9.068cm" svg:y2="7.642cm">
              <text:p/>
            </draw:line>
            <draw:custom-shape draw:style-name="gr33" draw:text-style-name="P20" draw:layer="layout" svg:width="0.202cm" svg:height="0.213cm" svg:x="8.969cm" svg:y="7.25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8.999cm" svg:y1="7.736cm" svg:x2="9.787cm" svg:y2="7.736cm">
              <text:p/>
            </draw:line>
            <draw:line draw:style-name="gr34" draw:text-style-name="P6" draw:layer="layout" svg:x1="8.787cm" svg:y1="7.036cm" svg:x2="9.787cm" svg:y2="7.036cm">
              <text:p/>
            </draw:line>
            <draw:custom-shape draw:style-name="gr33" draw:text-style-name="P20" draw:layer="layout" svg:width="0.202cm" svg:height="0.213cm" svg:x="8.97cm" svg:y="7.622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7.17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9.028cm" svg:y="6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7.88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9.649cm" svg:y1="6.69cm" svg:x2="9.649cm" svg:y2="7.251cm">
              <text:p/>
            </draw:line>
            <draw:line draw:style-name="gr36" draw:text-style-name="P5" draw:layer="layout" svg:x1="9.649cm" svg:y1="7.451cm" svg:x2="9.649cm" svg:y2="8.09cm">
              <text:p/>
            </draw:line>
            <draw:custom-shape draw:style-name="gr47" draw:text-style-name="P23" draw:layer="layout" svg:width="0.29cm" svg:height="0.116cm" draw:transform="rotate (1.5707963267949) translate (8.714cm 7.178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8.619cm" svg:y="6.739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8.38cm" svg:y="7.439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8.921cm" svg:y="7.083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8.387cm" svg:y="6.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3.587cm" svg:y="4.4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3.587cm 5.146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3.588cm 5.83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3.787cm" svg:y1="4.84cm" svg:x2="4.071cm" svg:y2="4.84cm">
              <text:p/>
            </draw:line>
            <draw:line draw:style-name="gr31" draw:text-style-name="P6" draw:layer="layout" svg:x1="4.268cm" svg:y1="5.156cm" svg:x2="4.587cm" svg:y2="5.156cm">
              <text:p/>
            </draw:line>
            <draw:custom-shape draw:style-name="gr32" draw:text-style-name="P19" draw:layer="layout" svg:width="0.4cm" svg:height="0.2cm" svg:x="4.539cm" svg:y="5.063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3.788cm" svg:y1="5.54cm" svg:x2="4.17cm" svg:y2="5.54cm">
              <text:p/>
            </draw:line>
            <draw:line draw:style-name="gr31" draw:text-style-name="P6" draw:layer="layout" svg:x1="4.268cm" svg:y1="4.84cm" svg:x2="4.268cm" svg:y2="5.446cm">
              <text:p/>
            </draw:line>
            <draw:custom-shape draw:style-name="gr33" draw:text-style-name="P20" draw:layer="layout" svg:width="0.202cm" svg:height="0.213cm" svg:x="4.169cm" svg:y="5.054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4.199cm" svg:y1="5.54cm" svg:x2="4.987cm" svg:y2="5.54cm">
              <text:p/>
            </draw:line>
            <draw:line draw:style-name="gr34" draw:text-style-name="P6" draw:layer="layout" svg:x1="3.987cm" svg:y1="4.84cm" svg:x2="4.987cm" svg:y2="4.84cm">
              <text:p/>
            </draw:line>
            <draw:custom-shape draw:style-name="gr33" draw:text-style-name="P20" draw:layer="layout" svg:width="0.202cm" svg:height="0.213cm" svg:x="4.17cm" svg:y="5.426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4.98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4.228cm" svg:y="4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4.599cm 5.68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4.849cm" svg:y1="4.494cm" svg:x2="4.849cm" svg:y2="5.055cm">
              <text:p/>
            </draw:line>
            <draw:line draw:style-name="gr36" draw:text-style-name="P5" draw:layer="layout" svg:x1="4.849cm" svg:y1="5.255cm" svg:x2="4.849cm" svg:y2="5.894cm">
              <text:p/>
            </draw:line>
            <draw:custom-shape draw:style-name="gr48" draw:text-style-name="P23" draw:layer="layout" svg:width="0.29cm" svg:height="0.116cm" draw:transform="rotate (1.5707963267949) translate (3.914cm 4.982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3.819cm" svg:y="4.543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3.58cm" svg:y="5.243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4.121cm" svg:y="4.887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3.587cm" svg:y="4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5.987cm" svg:y="4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5.987cm 5.142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5.988cm 5.826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6.187cm" svg:y1="4.836cm" svg:x2="6.471cm" svg:y2="4.836cm">
              <text:p/>
            </draw:line>
            <draw:line draw:style-name="gr31" draw:text-style-name="P6" draw:layer="layout" svg:x1="6.668cm" svg:y1="5.152cm" svg:x2="6.987cm" svg:y2="5.152cm">
              <text:p/>
            </draw:line>
            <draw:custom-shape draw:style-name="gr32" draw:text-style-name="P19" draw:layer="layout" svg:width="0.4cm" svg:height="0.2cm" svg:x="6.939cm" svg:y="5.059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6.188cm" svg:y1="5.536cm" svg:x2="6.57cm" svg:y2="5.536cm">
              <text:p/>
            </draw:line>
            <draw:line draw:style-name="gr31" draw:text-style-name="P6" draw:layer="layout" svg:x1="6.668cm" svg:y1="4.836cm" svg:x2="6.668cm" svg:y2="5.442cm">
              <text:p/>
            </draw:line>
            <draw:custom-shape draw:style-name="gr33" draw:text-style-name="P20" draw:layer="layout" svg:width="0.202cm" svg:height="0.213cm" svg:x="6.569cm" svg:y="5.05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6.599cm" svg:y1="5.536cm" svg:x2="7.387cm" svg:y2="5.536cm">
              <text:p/>
            </draw:line>
            <draw:line draw:style-name="gr34" draw:text-style-name="P6" draw:layer="layout" svg:x1="6.387cm" svg:y1="4.836cm" svg:x2="7.387cm" svg:y2="4.836cm">
              <text:p/>
            </draw:line>
            <draw:custom-shape draw:style-name="gr33" draw:text-style-name="P20" draw:layer="layout" svg:width="0.202cm" svg:height="0.213cm" svg:x="6.57cm" svg:y="5.422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4.97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6.628cm" svg:y="4.7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6.999cm 5.68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7.249cm" svg:y1="4.49cm" svg:x2="7.249cm" svg:y2="5.051cm">
              <text:p/>
            </draw:line>
            <draw:line draw:style-name="gr36" draw:text-style-name="P5" draw:layer="layout" svg:x1="7.249cm" svg:y1="5.251cm" svg:x2="7.249cm" svg:y2="5.89cm">
              <text:p/>
            </draw:line>
            <draw:custom-shape draw:style-name="gr49" draw:text-style-name="P23" draw:layer="layout" svg:width="0.29cm" svg:height="0.116cm" draw:transform="rotate (1.5707963267949) translate (6.314cm 4.978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6.219cm" svg:y="4.539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5.98cm" svg:y="5.239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6.521cm" svg:y="4.883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5.987cm" svg:y="4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8.387cm" svg:y="4.4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8.387cm 5.13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8.388cm 5.82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8.587cm" svg:y1="4.832cm" svg:x2="8.871cm" svg:y2="4.832cm">
              <text:p/>
            </draw:line>
            <draw:line draw:style-name="gr31" draw:text-style-name="P6" draw:layer="layout" svg:x1="9.068cm" svg:y1="5.148cm" svg:x2="9.387cm" svg:y2="5.148cm">
              <text:p/>
            </draw:line>
            <draw:custom-shape draw:style-name="gr32" draw:text-style-name="P19" draw:layer="layout" svg:width="0.4cm" svg:height="0.2cm" svg:x="9.339cm" svg:y="5.05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8.588cm" svg:y1="5.532cm" svg:x2="8.97cm" svg:y2="5.532cm">
              <text:p/>
            </draw:line>
            <draw:line draw:style-name="gr31" draw:text-style-name="P6" draw:layer="layout" svg:x1="9.068cm" svg:y1="4.832cm" svg:x2="9.068cm" svg:y2="5.438cm">
              <text:p/>
            </draw:line>
            <draw:custom-shape draw:style-name="gr33" draw:text-style-name="P20" draw:layer="layout" svg:width="0.202cm" svg:height="0.213cm" svg:x="8.969cm" svg:y="5.04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8.999cm" svg:y1="5.532cm" svg:x2="9.787cm" svg:y2="5.532cm">
              <text:p/>
            </draw:line>
            <draw:line draw:style-name="gr34" draw:text-style-name="P6" draw:layer="layout" svg:x1="8.787cm" svg:y1="4.832cm" svg:x2="9.787cm" svg:y2="4.832cm">
              <text:p/>
            </draw:line>
            <draw:custom-shape draw:style-name="gr33" draw:text-style-name="P20" draw:layer="layout" svg:width="0.202cm" svg:height="0.213cm" svg:x="8.97cm" svg:y="5.41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4.97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9.028cm" svg:y="4.7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9.399cm 5.67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9.649cm" svg:y1="4.486cm" svg:x2="9.649cm" svg:y2="5.047cm">
              <text:p/>
            </draw:line>
            <draw:line draw:style-name="gr36" draw:text-style-name="P5" draw:layer="layout" svg:x1="9.649cm" svg:y1="5.247cm" svg:x2="9.649cm" svg:y2="5.886cm">
              <text:p/>
            </draw:line>
            <draw:custom-shape draw:style-name="gr50" draw:text-style-name="P23" draw:layer="layout" svg:width="0.29cm" svg:height="0.116cm" draw:transform="rotate (1.5707963267949) translate (8.714cm 4.97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8.619cm" svg:y="4.53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8.38cm" svg:y="5.23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8.921cm" svg:y="4.87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8.387cm" svg:y="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1.987cm" svg:y="11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1.987cm 12.30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1.988cm 12.99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2.187cm" svg:y1="12.002cm" svg:x2="12.471cm" svg:y2="12.002cm">
              <text:p/>
            </draw:line>
            <draw:line draw:style-name="gr31" draw:text-style-name="P6" draw:layer="layout" svg:x1="12.668cm" svg:y1="12.318cm" svg:x2="12.987cm" svg:y2="12.318cm">
              <text:p/>
            </draw:line>
            <draw:custom-shape draw:style-name="gr32" draw:text-style-name="P19" draw:layer="layout" svg:width="0.4cm" svg:height="0.2cm" svg:x="12.939cm" svg:y="12.22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2.188cm" svg:y1="12.702cm" svg:x2="12.57cm" svg:y2="12.702cm">
              <text:p/>
            </draw:line>
            <draw:line draw:style-name="gr31" draw:text-style-name="P6" draw:layer="layout" svg:x1="12.668cm" svg:y1="12.002cm" svg:x2="12.668cm" svg:y2="12.608cm">
              <text:p/>
            </draw:line>
            <draw:custom-shape draw:style-name="gr33" draw:text-style-name="P20" draw:layer="layout" svg:width="0.202cm" svg:height="0.213cm" svg:x="12.569cm" svg:y="12.21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2.599cm" svg:y1="12.702cm" svg:x2="13.387cm" svg:y2="12.702cm">
              <text:p/>
            </draw:line>
            <draw:line draw:style-name="gr34" draw:text-style-name="P6" draw:layer="layout" svg:x1="12.387cm" svg:y1="12.002cm" svg:x2="13.387cm" svg:y2="12.002cm">
              <text:p/>
            </draw:line>
            <draw:custom-shape draw:style-name="gr33" draw:text-style-name="P20" draw:layer="layout" svg:width="0.202cm" svg:height="0.213cm" svg:x="12.57cm" svg:y="12.58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12.14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2.628cm" svg:y="11.9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12.84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3.249cm" svg:y1="11.656cm" svg:x2="13.249cm" svg:y2="12.217cm">
              <text:p/>
            </draw:line>
            <draw:line draw:style-name="gr36" draw:text-style-name="P5" draw:layer="layout" svg:x1="13.249cm" svg:y1="12.417cm" svg:x2="13.249cm" svg:y2="13.056cm">
              <text:p/>
            </draw:line>
            <draw:custom-shape draw:style-name="gr51" draw:text-style-name="P23" draw:layer="layout" svg:width="0.29cm" svg:height="0.116cm" draw:transform="rotate (1.5707963267949) translate (12.314cm 12.14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2.219cm" svg:y="11.70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1.98cm" svg:y="12.40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2.521cm" svg:y="12.04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1.987cm" svg:y="11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4.387cm" svg:y="11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4.387cm 12.304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4.388cm 12.98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4.587cm" svg:y1="11.998cm" svg:x2="14.871cm" svg:y2="11.998cm">
              <text:p/>
            </draw:line>
            <draw:line draw:style-name="gr31" draw:text-style-name="P6" draw:layer="layout" svg:x1="15.068cm" svg:y1="12.314cm" svg:x2="15.387cm" svg:y2="12.314cm">
              <text:p/>
            </draw:line>
            <draw:custom-shape draw:style-name="gr32" draw:text-style-name="P19" draw:layer="layout" svg:width="0.4cm" svg:height="0.2cm" svg:x="15.339cm" svg:y="12.221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4.588cm" svg:y1="12.698cm" svg:x2="14.97cm" svg:y2="12.698cm">
              <text:p/>
            </draw:line>
            <draw:line draw:style-name="gr31" draw:text-style-name="P6" draw:layer="layout" svg:x1="15.068cm" svg:y1="11.998cm" svg:x2="15.068cm" svg:y2="12.604cm">
              <text:p/>
            </draw:line>
            <draw:custom-shape draw:style-name="gr33" draw:text-style-name="P20" draw:layer="layout" svg:width="0.202cm" svg:height="0.213cm" svg:x="14.969cm" svg:y="12.21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4.999cm" svg:y1="12.698cm" svg:x2="15.787cm" svg:y2="12.698cm">
              <text:p/>
            </draw:line>
            <draw:line draw:style-name="gr34" draw:text-style-name="P6" draw:layer="layout" svg:x1="14.787cm" svg:y1="11.998cm" svg:x2="15.787cm" svg:y2="11.998cm">
              <text:p/>
            </draw:line>
            <draw:custom-shape draw:style-name="gr33" draw:text-style-name="P20" draw:layer="layout" svg:width="0.202cm" svg:height="0.213cm" svg:x="14.97cm" svg:y="12.584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12.13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5.028cm" svg:y="11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12.84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5.649cm" svg:y1="11.652cm" svg:x2="15.649cm" svg:y2="12.213cm">
              <text:p/>
            </draw:line>
            <draw:line draw:style-name="gr36" draw:text-style-name="P5" draw:layer="layout" svg:x1="15.649cm" svg:y1="12.413cm" svg:x2="15.649cm" svg:y2="13.052cm">
              <text:p/>
            </draw:line>
            <draw:custom-shape draw:style-name="gr52" draw:text-style-name="P23" draw:layer="layout" svg:width="0.29cm" svg:height="0.116cm" draw:transform="rotate (1.5707963267949) translate (14.714cm 12.1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4.619cm" svg:y="11.701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4.38cm" svg:y="12.401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4.921cm" svg:y="12.045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4.387cm" svg:y="11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6.787cm" svg:y="11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6.787cm 12.3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6.788cm 12.984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6.987cm" svg:y1="11.994cm" svg:x2="17.271cm" svg:y2="11.994cm">
              <text:p/>
            </draw:line>
            <draw:line draw:style-name="gr31" draw:text-style-name="P6" draw:layer="layout" svg:x1="17.468cm" svg:y1="12.31cm" svg:x2="17.787cm" svg:y2="12.31cm">
              <text:p/>
            </draw:line>
            <draw:custom-shape draw:style-name="gr32" draw:text-style-name="P19" draw:layer="layout" svg:width="0.4cm" svg:height="0.2cm" svg:x="17.739cm" svg:y="12.217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6.988cm" svg:y1="12.694cm" svg:x2="17.37cm" svg:y2="12.694cm">
              <text:p/>
            </draw:line>
            <draw:line draw:style-name="gr31" draw:text-style-name="P6" draw:layer="layout" svg:x1="17.468cm" svg:y1="11.994cm" svg:x2="17.468cm" svg:y2="12.6cm">
              <text:p/>
            </draw:line>
            <draw:custom-shape draw:style-name="gr33" draw:text-style-name="P20" draw:layer="layout" svg:width="0.202cm" svg:height="0.213cm" svg:x="17.369cm" svg:y="12.208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7.399cm" svg:y1="12.694cm" svg:x2="18.187cm" svg:y2="12.694cm">
              <text:p/>
            </draw:line>
            <draw:line draw:style-name="gr34" draw:text-style-name="P6" draw:layer="layout" svg:x1="17.187cm" svg:y1="11.994cm" svg:x2="18.187cm" svg:y2="11.994cm">
              <text:p/>
            </draw:line>
            <draw:custom-shape draw:style-name="gr33" draw:text-style-name="P20" draw:layer="layout" svg:width="0.202cm" svg:height="0.213cm" svg:x="17.37cm" svg:y="12.5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12.13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7.428cm" svg:y="11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12.84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8.049cm" svg:y1="11.648cm" svg:x2="18.049cm" svg:y2="12.209cm">
              <text:p/>
            </draw:line>
            <draw:line draw:style-name="gr36" draw:text-style-name="P5" draw:layer="layout" svg:x1="18.049cm" svg:y1="12.409cm" svg:x2="18.049cm" svg:y2="13.048cm">
              <text:p/>
            </draw:line>
            <draw:custom-shape draw:style-name="gr53" draw:text-style-name="P23" draw:layer="layout" svg:width="0.29cm" svg:height="0.116cm" draw:transform="rotate (1.5707963267949) translate (17.114cm 12.136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7.019cm" svg:y="11.697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6.78cm" svg:y="12.397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7.321cm" svg:y="12.041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6.787cm" svg:y="11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1.987cm" svg:y="9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1.987cm 10.104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1.988cm 10.78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2.187cm" svg:y1="9.798cm" svg:x2="12.471cm" svg:y2="9.798cm">
              <text:p/>
            </draw:line>
            <draw:line draw:style-name="gr31" draw:text-style-name="P6" draw:layer="layout" svg:x1="12.668cm" svg:y1="10.114cm" svg:x2="12.987cm" svg:y2="10.114cm">
              <text:p/>
            </draw:line>
            <draw:custom-shape draw:style-name="gr32" draw:text-style-name="P19" draw:layer="layout" svg:width="0.4cm" svg:height="0.2cm" svg:x="12.939cm" svg:y="10.021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2.188cm" svg:y1="10.498cm" svg:x2="12.57cm" svg:y2="10.498cm">
              <text:p/>
            </draw:line>
            <draw:line draw:style-name="gr31" draw:text-style-name="P6" draw:layer="layout" svg:x1="12.668cm" svg:y1="9.798cm" svg:x2="12.668cm" svg:y2="10.404cm">
              <text:p/>
            </draw:line>
            <draw:custom-shape draw:style-name="gr33" draw:text-style-name="P20" draw:layer="layout" svg:width="0.202cm" svg:height="0.213cm" svg:x="12.569cm" svg:y="10.01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2.599cm" svg:y1="10.498cm" svg:x2="13.387cm" svg:y2="10.498cm">
              <text:p/>
            </draw:line>
            <draw:line draw:style-name="gr34" draw:text-style-name="P6" draw:layer="layout" svg:x1="12.387cm" svg:y1="9.798cm" svg:x2="13.387cm" svg:y2="9.798cm">
              <text:p/>
            </draw:line>
            <draw:custom-shape draw:style-name="gr33" draw:text-style-name="P20" draw:layer="layout" svg:width="0.202cm" svg:height="0.213cm" svg:x="12.57cm" svg:y="10.384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9.93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2.628cm" svg:y="9.7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10.64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3.249cm" svg:y1="9.452cm" svg:x2="13.249cm" svg:y2="10.013cm">
              <text:p/>
            </draw:line>
            <draw:line draw:style-name="gr36" draw:text-style-name="P5" draw:layer="layout" svg:x1="13.249cm" svg:y1="10.213cm" svg:x2="13.249cm" svg:y2="10.852cm">
              <text:p/>
            </draw:line>
            <draw:custom-shape draw:style-name="gr54" draw:text-style-name="P23" draw:layer="layout" svg:width="0.29cm" svg:height="0.116cm" draw:transform="rotate (1.5707963267949) translate (12.314cm 9.9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2.219cm" svg:y="9.501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1.98cm" svg:y="10.201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2.521cm" svg:y="9.845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1.987cm" svg:y="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4.387cm" svg:y="9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4.387cm 10.1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4.388cm 10.784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4.587cm" svg:y1="9.794cm" svg:x2="14.871cm" svg:y2="9.794cm">
              <text:p/>
            </draw:line>
            <draw:line draw:style-name="gr31" draw:text-style-name="P6" draw:layer="layout" svg:x1="15.068cm" svg:y1="10.11cm" svg:x2="15.387cm" svg:y2="10.11cm">
              <text:p/>
            </draw:line>
            <draw:custom-shape draw:style-name="gr32" draw:text-style-name="P19" draw:layer="layout" svg:width="0.4cm" svg:height="0.2cm" svg:x="15.339cm" svg:y="10.017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4.588cm" svg:y1="10.494cm" svg:x2="14.97cm" svg:y2="10.494cm">
              <text:p/>
            </draw:line>
            <draw:line draw:style-name="gr31" draw:text-style-name="P6" draw:layer="layout" svg:x1="15.068cm" svg:y1="9.794cm" svg:x2="15.068cm" svg:y2="10.4cm">
              <text:p/>
            </draw:line>
            <draw:custom-shape draw:style-name="gr33" draw:text-style-name="P20" draw:layer="layout" svg:width="0.202cm" svg:height="0.213cm" svg:x="14.969cm" svg:y="10.008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4.999cm" svg:y1="10.494cm" svg:x2="15.787cm" svg:y2="10.494cm">
              <text:p/>
            </draw:line>
            <draw:line draw:style-name="gr34" draw:text-style-name="P6" draw:layer="layout" svg:x1="14.787cm" svg:y1="9.794cm" svg:x2="15.787cm" svg:y2="9.794cm">
              <text:p/>
            </draw:line>
            <draw:custom-shape draw:style-name="gr33" draw:text-style-name="P20" draw:layer="layout" svg:width="0.202cm" svg:height="0.213cm" svg:x="14.97cm" svg:y="10.3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9.93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5.028cm" svg:y="9.7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10.64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5.649cm" svg:y1="9.448cm" svg:x2="15.649cm" svg:y2="10.009cm">
              <text:p/>
            </draw:line>
            <draw:line draw:style-name="gr36" draw:text-style-name="P5" draw:layer="layout" svg:x1="15.649cm" svg:y1="10.209cm" svg:x2="15.649cm" svg:y2="10.848cm">
              <text:p/>
            </draw:line>
            <draw:custom-shape draw:style-name="gr55" draw:text-style-name="P23" draw:layer="layout" svg:width="0.29cm" svg:height="0.116cm" draw:transform="rotate (1.5707963267949) translate (14.714cm 9.936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4.619cm" svg:y="9.497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4.38cm" svg:y="10.197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4.921cm" svg:y="9.841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4.387cm" svg:y="9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6.787cm" svg:y="9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6.787cm 10.096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6.788cm 10.7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6.987cm" svg:y1="9.79cm" svg:x2="17.271cm" svg:y2="9.79cm">
              <text:p/>
            </draw:line>
            <draw:line draw:style-name="gr31" draw:text-style-name="P6" draw:layer="layout" svg:x1="17.468cm" svg:y1="10.106cm" svg:x2="17.787cm" svg:y2="10.106cm">
              <text:p/>
            </draw:line>
            <draw:custom-shape draw:style-name="gr32" draw:text-style-name="P19" draw:layer="layout" svg:width="0.4cm" svg:height="0.2cm" svg:x="17.739cm" svg:y="10.013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6.988cm" svg:y1="10.49cm" svg:x2="17.37cm" svg:y2="10.49cm">
              <text:p/>
            </draw:line>
            <draw:line draw:style-name="gr31" draw:text-style-name="P6" draw:layer="layout" svg:x1="17.468cm" svg:y1="9.79cm" svg:x2="17.468cm" svg:y2="10.396cm">
              <text:p/>
            </draw:line>
            <draw:custom-shape draw:style-name="gr33" draw:text-style-name="P20" draw:layer="layout" svg:width="0.202cm" svg:height="0.213cm" svg:x="17.369cm" svg:y="10.004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7.399cm" svg:y1="10.49cm" svg:x2="18.187cm" svg:y2="10.49cm">
              <text:p/>
            </draw:line>
            <draw:line draw:style-name="gr34" draw:text-style-name="P6" draw:layer="layout" svg:x1="17.187cm" svg:y1="9.79cm" svg:x2="18.187cm" svg:y2="9.79cm">
              <text:p/>
            </draw:line>
            <draw:custom-shape draw:style-name="gr33" draw:text-style-name="P20" draw:layer="layout" svg:width="0.202cm" svg:height="0.213cm" svg:x="17.37cm" svg:y="10.376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9.93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7.428cm" svg:y="9.7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10.63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8.049cm" svg:y1="9.444cm" svg:x2="18.049cm" svg:y2="10.005cm">
              <text:p/>
            </draw:line>
            <draw:line draw:style-name="gr36" draw:text-style-name="P5" draw:layer="layout" svg:x1="18.049cm" svg:y1="10.205cm" svg:x2="18.049cm" svg:y2="10.844cm">
              <text:p/>
            </draw:line>
            <draw:custom-shape draw:style-name="gr56" draw:text-style-name="P23" draw:layer="layout" svg:width="0.29cm" svg:height="0.116cm" draw:transform="rotate (1.5707963267949) translate (17.114cm 9.932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7.019cm" svg:y="9.493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6.78cm" svg:y="10.193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7.321cm" svg:y="9.837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6.787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1.987cm" svg:y="6.6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1.987cm 7.346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1.988cm 8.03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2.187cm" svg:y1="7.04cm" svg:x2="12.471cm" svg:y2="7.04cm">
              <text:p/>
            </draw:line>
            <draw:line draw:style-name="gr31" draw:text-style-name="P6" draw:layer="layout" svg:x1="12.668cm" svg:y1="7.356cm" svg:x2="12.987cm" svg:y2="7.356cm">
              <text:p/>
            </draw:line>
            <draw:custom-shape draw:style-name="gr32" draw:text-style-name="P19" draw:layer="layout" svg:width="0.4cm" svg:height="0.2cm" svg:x="12.939cm" svg:y="7.263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2.188cm" svg:y1="7.74cm" svg:x2="12.57cm" svg:y2="7.74cm">
              <text:p/>
            </draw:line>
            <draw:line draw:style-name="gr31" draw:text-style-name="P6" draw:layer="layout" svg:x1="12.668cm" svg:y1="7.04cm" svg:x2="12.668cm" svg:y2="7.646cm">
              <text:p/>
            </draw:line>
            <draw:custom-shape draw:style-name="gr33" draw:text-style-name="P20" draw:layer="layout" svg:width="0.202cm" svg:height="0.213cm" svg:x="12.569cm" svg:y="7.254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2.599cm" svg:y1="7.74cm" svg:x2="13.387cm" svg:y2="7.74cm">
              <text:p/>
            </draw:line>
            <draw:line draw:style-name="gr34" draw:text-style-name="P6" draw:layer="layout" svg:x1="12.387cm" svg:y1="7.04cm" svg:x2="13.387cm" svg:y2="7.04cm">
              <text:p/>
            </draw:line>
            <draw:custom-shape draw:style-name="gr33" draw:text-style-name="P20" draw:layer="layout" svg:width="0.202cm" svg:height="0.213cm" svg:x="12.57cm" svg:y="7.626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7.181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2.628cm" svg:y="6.9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7.88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3.249cm" svg:y1="6.694cm" svg:x2="13.249cm" svg:y2="7.255cm">
              <text:p/>
            </draw:line>
            <draw:line draw:style-name="gr36" draw:text-style-name="P5" draw:layer="layout" svg:x1="13.249cm" svg:y1="7.455cm" svg:x2="13.249cm" svg:y2="8.094cm">
              <text:p/>
            </draw:line>
            <draw:custom-shape draw:style-name="gr57" draw:text-style-name="P23" draw:layer="layout" svg:width="0.29cm" svg:height="0.116cm" draw:transform="rotate (1.5707963267949) translate (12.314cm 7.182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2.219cm" svg:y="6.743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1.98cm" svg:y="7.443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2.521cm" svg:y="7.087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1.987cm" svg:y="6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4.387cm" svg:y="6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4.387cm 7.342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4.388cm 8.026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4.587cm" svg:y1="7.036cm" svg:x2="14.871cm" svg:y2="7.036cm">
              <text:p/>
            </draw:line>
            <draw:line draw:style-name="gr31" draw:text-style-name="P6" draw:layer="layout" svg:x1="15.068cm" svg:y1="7.352cm" svg:x2="15.387cm" svg:y2="7.352cm">
              <text:p/>
            </draw:line>
            <draw:custom-shape draw:style-name="gr32" draw:text-style-name="P19" draw:layer="layout" svg:width="0.4cm" svg:height="0.2cm" svg:x="15.339cm" svg:y="7.259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4.588cm" svg:y1="7.736cm" svg:x2="14.97cm" svg:y2="7.736cm">
              <text:p/>
            </draw:line>
            <draw:line draw:style-name="gr31" draw:text-style-name="P6" draw:layer="layout" svg:x1="15.068cm" svg:y1="7.036cm" svg:x2="15.068cm" svg:y2="7.642cm">
              <text:p/>
            </draw:line>
            <draw:custom-shape draw:style-name="gr33" draw:text-style-name="P20" draw:layer="layout" svg:width="0.202cm" svg:height="0.213cm" svg:x="14.969cm" svg:y="7.25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4.999cm" svg:y1="7.736cm" svg:x2="15.787cm" svg:y2="7.736cm">
              <text:p/>
            </draw:line>
            <draw:line draw:style-name="gr34" draw:text-style-name="P6" draw:layer="layout" svg:x1="14.787cm" svg:y1="7.036cm" svg:x2="15.787cm" svg:y2="7.036cm">
              <text:p/>
            </draw:line>
            <draw:custom-shape draw:style-name="gr33" draw:text-style-name="P20" draw:layer="layout" svg:width="0.202cm" svg:height="0.213cm" svg:x="14.97cm" svg:y="7.622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7.17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5.028cm" svg:y="6.9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7.88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5.649cm" svg:y1="6.69cm" svg:x2="15.649cm" svg:y2="7.251cm">
              <text:p/>
            </draw:line>
            <draw:line draw:style-name="gr36" draw:text-style-name="P5" draw:layer="layout" svg:x1="15.649cm" svg:y1="7.451cm" svg:x2="15.649cm" svg:y2="8.09cm">
              <text:p/>
            </draw:line>
            <draw:custom-shape draw:style-name="gr58" draw:text-style-name="P23" draw:layer="layout" svg:width="0.29cm" svg:height="0.116cm" draw:transform="rotate (1.5707963267949) translate (14.714cm 7.178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4.619cm" svg:y="6.739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4.38cm" svg:y="7.439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4.921cm" svg:y="7.083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4.387cm" svg:y="6.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6.787cm" svg:y="6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6.787cm 7.33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6.788cm 8.02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6.987cm" svg:y1="7.032cm" svg:x2="17.271cm" svg:y2="7.032cm">
              <text:p/>
            </draw:line>
            <draw:line draw:style-name="gr31" draw:text-style-name="P6" draw:layer="layout" svg:x1="17.468cm" svg:y1="7.348cm" svg:x2="17.787cm" svg:y2="7.348cm">
              <text:p/>
            </draw:line>
            <draw:custom-shape draw:style-name="gr32" draw:text-style-name="P19" draw:layer="layout" svg:width="0.4cm" svg:height="0.2cm" svg:x="17.739cm" svg:y="7.25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6.988cm" svg:y1="7.732cm" svg:x2="17.37cm" svg:y2="7.732cm">
              <text:p/>
            </draw:line>
            <draw:line draw:style-name="gr31" draw:text-style-name="P6" draw:layer="layout" svg:x1="17.468cm" svg:y1="7.032cm" svg:x2="17.468cm" svg:y2="7.638cm">
              <text:p/>
            </draw:line>
            <draw:custom-shape draw:style-name="gr33" draw:text-style-name="P20" draw:layer="layout" svg:width="0.202cm" svg:height="0.213cm" svg:x="17.369cm" svg:y="7.24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7.399cm" svg:y1="7.732cm" svg:x2="18.187cm" svg:y2="7.732cm">
              <text:p/>
            </draw:line>
            <draw:line draw:style-name="gr34" draw:text-style-name="P6" draw:layer="layout" svg:x1="17.187cm" svg:y1="7.032cm" svg:x2="18.187cm" svg:y2="7.032cm">
              <text:p/>
            </draw:line>
            <draw:custom-shape draw:style-name="gr33" draw:text-style-name="P20" draw:layer="layout" svg:width="0.202cm" svg:height="0.213cm" svg:x="17.37cm" svg:y="7.61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7.17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7.428cm" svg:y="6.9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7.87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8.049cm" svg:y1="6.686cm" svg:x2="18.049cm" svg:y2="7.247cm">
              <text:p/>
            </draw:line>
            <draw:line draw:style-name="gr36" draw:text-style-name="P5" draw:layer="layout" svg:x1="18.049cm" svg:y1="7.447cm" svg:x2="18.049cm" svg:y2="8.086cm">
              <text:p/>
            </draw:line>
            <draw:custom-shape draw:style-name="gr59" draw:text-style-name="P23" draw:layer="layout" svg:width="0.29cm" svg:height="0.116cm" draw:transform="rotate (1.5707963267949) translate (17.114cm 7.17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7.019cm" svg:y="6.73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6.78cm" svg:y="7.43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7.321cm" svg:y="7.07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6.787cm" svg:y="6.6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1.987cm" svg:y="4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1.987cm 5.142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1.988cm 5.826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2.187cm" svg:y1="4.836cm" svg:x2="12.471cm" svg:y2="4.836cm">
              <text:p/>
            </draw:line>
            <draw:line draw:style-name="gr31" draw:text-style-name="P6" draw:layer="layout" svg:x1="12.668cm" svg:y1="5.152cm" svg:x2="12.987cm" svg:y2="5.152cm">
              <text:p/>
            </draw:line>
            <draw:custom-shape draw:style-name="gr32" draw:text-style-name="P19" draw:layer="layout" svg:width="0.4cm" svg:height="0.2cm" svg:x="12.939cm" svg:y="5.059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2.188cm" svg:y1="5.536cm" svg:x2="12.57cm" svg:y2="5.536cm">
              <text:p/>
            </draw:line>
            <draw:line draw:style-name="gr31" draw:text-style-name="P6" draw:layer="layout" svg:x1="12.668cm" svg:y1="4.836cm" svg:x2="12.668cm" svg:y2="5.442cm">
              <text:p/>
            </draw:line>
            <draw:custom-shape draw:style-name="gr33" draw:text-style-name="P20" draw:layer="layout" svg:width="0.202cm" svg:height="0.213cm" svg:x="12.569cm" svg:y="5.05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2.599cm" svg:y1="5.536cm" svg:x2="13.387cm" svg:y2="5.536cm">
              <text:p/>
            </draw:line>
            <draw:line draw:style-name="gr34" draw:text-style-name="P6" draw:layer="layout" svg:x1="12.387cm" svg:y1="4.836cm" svg:x2="13.387cm" svg:y2="4.836cm">
              <text:p/>
            </draw:line>
            <draw:custom-shape draw:style-name="gr33" draw:text-style-name="P20" draw:layer="layout" svg:width="0.202cm" svg:height="0.213cm" svg:x="12.57cm" svg:y="5.422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4.977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2.628cm" svg:y="4.7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2.999cm 5.68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3.249cm" svg:y1="4.49cm" svg:x2="13.249cm" svg:y2="5.051cm">
              <text:p/>
            </draw:line>
            <draw:line draw:style-name="gr36" draw:text-style-name="P5" draw:layer="layout" svg:x1="13.249cm" svg:y1="5.251cm" svg:x2="13.249cm" svg:y2="5.89cm">
              <text:p/>
            </draw:line>
            <draw:custom-shape draw:style-name="gr60" draw:text-style-name="P23" draw:layer="layout" svg:width="0.29cm" svg:height="0.116cm" draw:transform="rotate (1.5707963267949) translate (12.314cm 4.978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2.219cm" svg:y="4.539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1.98cm" svg:y="5.239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2.521cm" svg:y="4.883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1.987cm" svg:y="4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4.387cm" svg:y="4.4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4.387cm 5.138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4.388cm 5.822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4.587cm" svg:y1="4.832cm" svg:x2="14.871cm" svg:y2="4.832cm">
              <text:p/>
            </draw:line>
            <draw:line draw:style-name="gr31" draw:text-style-name="P6" draw:layer="layout" svg:x1="15.068cm" svg:y1="5.148cm" svg:x2="15.387cm" svg:y2="5.148cm">
              <text:p/>
            </draw:line>
            <draw:custom-shape draw:style-name="gr32" draw:text-style-name="P19" draw:layer="layout" svg:width="0.4cm" svg:height="0.2cm" svg:x="15.339cm" svg:y="5.055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4.588cm" svg:y1="5.532cm" svg:x2="14.97cm" svg:y2="5.532cm">
              <text:p/>
            </draw:line>
            <draw:line draw:style-name="gr31" draw:text-style-name="P6" draw:layer="layout" svg:x1="15.068cm" svg:y1="4.832cm" svg:x2="15.068cm" svg:y2="5.438cm">
              <text:p/>
            </draw:line>
            <draw:custom-shape draw:style-name="gr33" draw:text-style-name="P20" draw:layer="layout" svg:width="0.202cm" svg:height="0.213cm" svg:x="14.969cm" svg:y="5.046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4.999cm" svg:y1="5.532cm" svg:x2="15.787cm" svg:y2="5.532cm">
              <text:p/>
            </draw:line>
            <draw:line draw:style-name="gr34" draw:text-style-name="P6" draw:layer="layout" svg:x1="14.787cm" svg:y1="4.832cm" svg:x2="15.787cm" svg:y2="4.832cm">
              <text:p/>
            </draw:line>
            <draw:custom-shape draw:style-name="gr33" draw:text-style-name="P20" draw:layer="layout" svg:width="0.202cm" svg:height="0.213cm" svg:x="14.97cm" svg:y="5.418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4.973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5.028cm" svg:y="4.7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5.399cm 5.67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5.649cm" svg:y1="4.486cm" svg:x2="15.649cm" svg:y2="5.047cm">
              <text:p/>
            </draw:line>
            <draw:line draw:style-name="gr36" draw:text-style-name="P5" draw:layer="layout" svg:x1="15.649cm" svg:y1="5.247cm" svg:x2="15.649cm" svg:y2="5.886cm">
              <text:p/>
            </draw:line>
            <draw:custom-shape draw:style-name="gr61" draw:text-style-name="P23" draw:layer="layout" svg:width="0.29cm" svg:height="0.116cm" draw:transform="rotate (1.5707963267949) translate (14.714cm 4.974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4.619cm" svg:y="4.535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4.38cm" svg:y="5.235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4.921cm" svg:y="4.879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4.387cm" svg:y="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8" draw:text-style-name="P15" draw:layer="layout" svg:width="1.4cm" svg:height="1.4cm" svg:x="16.787cm" svg:y="4.4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cm" svg:height="0.2cm" draw:transform="rotate (1.5707963267949) translate (16.787cm 5.134cm)">
              <text:p text:style-name="P16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0" draw:text-style-name="P18" draw:layer="layout" svg:width="0.6cm" svg:height="0.2cm" draw:transform="rotate (1.5707963267949) translate (16.788cm 5.818cm)">
              <text:p text:style-name="P16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1" draw:text-style-name="P6" draw:layer="layout" svg:x1="16.987cm" svg:y1="4.828cm" svg:x2="17.271cm" svg:y2="4.828cm">
              <text:p/>
            </draw:line>
            <draw:line draw:style-name="gr31" draw:text-style-name="P6" draw:layer="layout" svg:x1="17.468cm" svg:y1="5.144cm" svg:x2="17.787cm" svg:y2="5.144cm">
              <text:p/>
            </draw:line>
            <draw:custom-shape draw:style-name="gr32" draw:text-style-name="P19" draw:layer="layout" svg:width="0.4cm" svg:height="0.2cm" svg:x="17.739cm" svg:y="5.051cm">
              <text:p text:style-name="P16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1" draw:text-style-name="P6" draw:layer="layout" svg:x1="16.988cm" svg:y1="5.528cm" svg:x2="17.37cm" svg:y2="5.528cm">
              <text:p/>
            </draw:line>
            <draw:line draw:style-name="gr31" draw:text-style-name="P6" draw:layer="layout" svg:x1="17.468cm" svg:y1="4.828cm" svg:x2="17.468cm" svg:y2="5.434cm">
              <text:p/>
            </draw:line>
            <draw:custom-shape draw:style-name="gr33" draw:text-style-name="P20" draw:layer="layout" svg:width="0.202cm" svg:height="0.213cm" svg:x="17.369cm" svg:y="5.042cm">
              <text:p text:style-name="P16"><text:span text:style-name="T13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6" draw:layer="layout" svg:x1="17.399cm" svg:y1="5.528cm" svg:x2="18.187cm" svg:y2="5.528cm">
              <text:p/>
            </draw:line>
            <draw:line draw:style-name="gr34" draw:text-style-name="P6" draw:layer="layout" svg:x1="17.187cm" svg:y1="4.828cm" svg:x2="18.187cm" svg:y2="4.828cm">
              <text:p/>
            </draw:line>
            <draw:custom-shape draw:style-name="gr33" draw:text-style-name="P20" draw:layer="layout" svg:width="0.202cm" svg:height="0.213cm" svg:x="17.37cm" svg:y="5.414cm">
              <text:p text:style-name="P16"><text:span text:style-name="T13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4.969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8" draw:text-style-name="P9" draw:layer="layout" svg:width="0.08cm" svg:height="0.08cm" svg:x="17.428cm" svg:y="4.7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29cm" svg:height="0.116cm" draw:transform="rotate (1.5707963267949) translate (17.799cm 5.675cm)">
              <text:p text:style-name="P16"><text:span text:style-name="T14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6" draw:text-style-name="P5" draw:layer="layout" svg:x1="18.049cm" svg:y1="4.482cm" svg:x2="18.049cm" svg:y2="5.043cm">
              <text:p/>
            </draw:line>
            <draw:line draw:style-name="gr36" draw:text-style-name="P5" draw:layer="layout" svg:x1="18.049cm" svg:y1="5.243cm" svg:x2="18.049cm" svg:y2="5.882cm">
              <text:p/>
            </draw:line>
            <draw:custom-shape draw:style-name="gr62" draw:text-style-name="P23" draw:layer="layout" svg:width="0.29cm" svg:height="0.116cm" draw:transform="rotate (1.5707963267949) translate (17.114cm 4.97cm)">
              <text:p text:style-name="P22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8" draw:text-style-name="P24" draw:layer="layout" svg:width="0.887cm" svg:height="0.446cm" svg:x="17.019cm" svg:y="4.531cm">
              <draw:text-box>
                <text:p><text:span text:style-name="T12">I</text:span><text:span text:style-name="T16">in</text:span></text:p>
              </draw:text-box>
            </draw:frame>
            <draw:frame draw:style-name="gr38" draw:text-style-name="P24" draw:layer="layout" svg:width="0.887cm" svg:height="0.446cm" svg:x="16.78cm" svg:y="5.231cm">
              <draw:text-box>
                <text:p><text:span text:style-name="T12">Res</text:span><text:span text:style-name="T16">in</text:span></text:p>
              </draw:text-box>
            </draw:frame>
            <draw:frame draw:style-name="gr38" draw:text-style-name="P24" draw:layer="layout" svg:width="0.887cm" svg:height="0.446cm" svg:x="17.321cm" svg:y="4.875cm">
              <draw:text-box>
                <text:p><text:span text:style-name="T12">W</text:span></text:p>
              </draw:text-box>
            </draw:frame>
          </draw:g>
          <draw:custom-shape draw:style-name="gr39" draw:text-style-name="P25" draw:layer="layout" svg:width="1.4cm" svg:height="1.4cm" svg:x="16.787cm" svg:y="4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3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2:29:18.429882458</meta:creation-date>
    <dc:date>2020-07-09T12:30:37.607280224</dc:date>
    <meta:editing-duration>PT1M20S</meta:editing-duration>
    <meta:editing-cycles>1</meta:editing-cycles>
    <meta:document-statistic meta:object-count="806"/>
    <meta:generator>LibreOffice/6.0.7.3$Linux_X86_64 LibreOffice_project/00m0$Build-3</meta:generator>
  </office:meta>
</office:document-meta>
</file>